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1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0.863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3.184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2.604cm"/>
    </style:style>
    <style:style style:name="co12" style:family="table-column">
      <style:table-column-properties fo:break-before="auto" style:column-width="1.912cm"/>
    </style:style>
    <style:style style:name="co13" style:family="table-column">
      <style:table-column-properties fo:break-before="auto" style:column-width="1.249cm"/>
    </style:style>
    <style:style style:name="co14" style:family="table-column">
      <style:table-column-properties fo:break-before="auto" style:column-width="0.945cm"/>
    </style:style>
    <style:style style:name="co15" style:family="table-column">
      <style:table-column-properties fo:break-before="auto" style:column-width="1.332cm"/>
    </style:style>
    <style:style style:name="co16" style:family="table-column">
      <style:table-column-properties fo:break-before="auto" style:column-width="1.32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fo:padding="0.071cm"/>
      <style:text-properties style:font-name="Arial" style:font-name-asian="Droid Sans Fallback" style:font-name-complex="DejaVu Sans"/>
    </style:style>
    <style:style style:name="ce4" style:family="table-cell" style:parent-style-name="Default">
      <style:table-cell-properties style:cell-protect="protected" style:print-content="true" fo:padding="0.071cm"/>
    </style:style>
    <style:style style:name="ce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font-name="Arial" style:font-name-asian="Droid Sans Fallback" style:font-name-complex="DejaVu Sans"/>
    </style:style>
    <style:style style:name="ce10" style:family="table-cell" style:parent-style-name="Default">
      <style:table-cell-properties style:text-align-source="fix" style:repeat-content="false" fo:padding="0.071cm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eil51" table:style-name="ta1">
        <office:forms form:automatic-focus="false" form:apply-design-mode="false"/>
        <table:shapes>
          <draw:frame draw:z-index="0" draw:style-name="gr1" draw:text-style-name="P1" svg:width="15.702cm" svg:height="5.915cm" svg:x="0.577cm" svg:y="15.82cm">
            <draw:object draw:notify-on-update-of-ranges="eil51.B3:eil51.B3 eil51.B4:eil51.B23 eil51.C3:eil51.C3 eil51.C4:eil51.C2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221cm" svg:height="6.092cm" svg:x="16.879cm" svg:y="15.595cm">
            <draw:object draw:notify-on-update-of-ranges="eil51.H3:eil51.Q3 eil51.G4:eil51.G4 eil51.H4:eil51.Q4 eil51.G5:eil51.G5 eil51.H5:eil51.Q5 eil51.G6:eil51.G6 eil51.H6:eil51.Q6 eil51.G7:eil51.G7 eil51.H7:eil51.Q7 eil51.G8:eil51.G8 eil51.H8:eil51.Q8 eil51.G9:eil51.G9 eil51.H9:eil51.Q9 eil51.G10:eil51.G10 eil51.H10:eil51.Q10 eil51.G11:eil51.G11 eil51.H11:eil51.Q11 eil51.G12:eil51.G12 eil51.H12:eil51.Q12 eil51.G13:eil51.G13 eil51.H13:eil51.Q13 eil51.G14:eil51.G14 eil51.H14:eil51.Q14 eil51.G15:eil51.G15 eil51.H15:eil51.Q15 eil51.G16:eil51.G16 eil51.H16:eil51.Q16 eil51.G17:eil51.G17 eil51.H17:eil51.Q17 eil51.G18:eil51.G18 eil51.H18:eil51.Q18 eil51.G19:eil51.G19 eil51.H19:eil51.Q19 eil51.G20:eil51.G20 eil51.H20:eil51.Q20 eil51.G21:eil51.G21 eil51.H21:eil51.Q21 eil51.G22:eil51.G22 eil51.H22:eil51.Q22 eil51.G23:eil51.G23 eil51.H23:eil51.Q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34" table:default-cell-style-name="Default"/>
        <table:table-row table:style-name="ro1">
          <table:table-cell table:style-name="ce1" office:value-type="string" calcext:value-type="string">
            <text:p>gr96</text:p>
          </table:table-cell>
          <table:table-cell table:style-name="ce1" office:value-type="string" calcext:value-type="string">
            <text:p>ótimo</text:p>
          </table:table-cell>
          <table:table-cell table:style-name="ce3" office:value-type="float" office:value="426" calcext:value-type="float">
            <text:p>426</text:p>
          </table:table-cell>
          <table:table-cell table:style-name="ce1" table:number-columns-repeated="5"/>
          <table:table-cell table:style-name="ce7"/>
          <table:table-cell table:style-name="ce8" table:number-columns-repeated="8"/>
          <table:table-cell table:style-name="ce1" table:number-columns-repeated="231"/>
          <table:table-cell table:number-columns-repeated="4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5"/>
          <table:table-cell table:style-name="ce7" office:value-type="string" calcext:value-type="string" table:number-columns-spanned="9" table:number-rows-spanned="1">
            <text:p>melhora nos níveis</text:p>
          </table:table-cell>
          <table:covered-table-cell table:number-columns-repeated="8" table:style-name="ce8"/>
          <table:table-cell table:style-name="ce1" table:number-columns-repeated="231"/>
          <table:table-cell table:number-columns-repeated="4"/>
        </table:table-row>
        <table:table-row table:style-name="ro1">
          <table:table-cell table:style-name="ce1" office:value-type="string" calcext:value-type="string">
            <text:p>execução</text:p>
          </table:table-cell>
          <table:table-cell table:style-name="ce1" office:value-type="string" calcext:value-type="string">
            <text:p>melhor</text:p>
          </table:table-cell>
          <table:table-cell table:style-name="ce4" office:value-type="string" calcext:value-type="string">
            <text:p>ótimo</text:p>
          </table:table-cell>
          <table:table-cell table:style-name="ce1" office:value-type="string" calcext:value-type="string">
            <text:p>geração</text:p>
          </table:table-cell>
          <table:table-cell table:style-name="ce1" office:value-type="string" calcext:value-type="string">
            <text:p>Erro %</text:p>
          </table:table-cell>
          <table:table-cell table:style-name="ce1" office:value-type="string" calcext:value-type="string">
            <text:p>Tempo (s)</text:p>
          </table:table-cell>
          <table:table-cell table:style-name="ce1"/>
          <table:table-cell table:style-name="ce1" office:value-type="string" calcext:value-type="string">
            <text:p>n0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n3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n5</text:p>
          </table:table-cell>
          <table:table-cell table:style-name="ce1" office:value-type="string" calcext:value-type="string">
            <text:p>n6</text:p>
          </table:table-cell>
          <table:table-cell table:style-name="ce1" office:value-type="string" calcext:value-type="string">
            <text:p>n7</text:p>
          </table:table-cell>
          <table:table-cell table:style-name="ce1" office:value-type="string" calcext:value-type="string">
            <text:p>n8</text:p>
          </table:table-cell>
          <table:table-cell table:style-name="ce1" office:value-type="string" calcext:value-type="string">
            <text:p>n9</text:p>
          </table:table-cell>
          <table:table-cell table:style-name="ce1" office:value-type="string" calcext:value-type="string">
            <text:p>Combinação</text:p>
          </table:table-cell>
          <table:table-cell table:style-name="ce1"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438.230314" calcext:value-type="float">
            <text:p>438,230314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(([.B4]-[.C4])/[.C4])*100" office:value-type="float" office:value="2.87096572769954" calcext:value-type="float">
            <text:p>2,870965727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xecução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431.915986" calcext:value-type="float">
            <text:p>431,915986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formula="of:=(([.B5]-[.C5])/[.C5])*100" office:value-type="float" office:value="1.38872910798122" calcext:value-type="float">
            <text:p>1,38872910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execução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36.53655" calcext:value-type="float">
            <text:p>436,53655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formula="of:=(([.B6]-[.C6])/[.C6])*100" office:value-type="float" office:value="2.47336854460093" calcext:value-type="float">
            <text:p>2,47336854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xecução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432.162168" calcext:value-type="float">
            <text:p>432,162168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(([.B7]-[.C7])/[.C7])*100" office:value-type="float" office:value="1.44651830985916" calcext:value-type="float">
            <text:p>1,446518309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execução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31.170522" calcext:value-type="float">
            <text:p>431,170522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197" calcext:value-type="float">
            <text:p>197</text:p>
          </table:table-cell>
          <table:table-cell table:style-name="ce1" table:formula="of:=(([.B8]-[.C8])/[.C8])*100" office:value-type="float" office:value="1.21373755868545" calcext:value-type="float">
            <text:p>1,213737558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xecução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437.734561" calcext:value-type="float">
            <text:p>437,734561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formula="of:=(([.B9]-[.C9])/[.C9])*100" office:value-type="float" office:value="2.75459178403756" calcext:value-type="float">
            <text:p>2,7545917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execução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431.915986" calcext:value-type="float">
            <text:p>431,915986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(([.B10]-[.C10])/[.C10])*100" office:value-type="float" office:value="1.38872910798122" calcext:value-type="float">
            <text:p>1,38872910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xecução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435.186086" calcext:value-type="float">
            <text:p>435,186086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111" calcext:value-type="float">
            <text:p>111</text:p>
          </table:table-cell>
          <table:table-cell table:style-name="ce1" table:formula="of:=(([.B11]-[.C11])/[.C11])*100" office:value-type="float" office:value="2.15635821596244" calcext:value-type="float">
            <text:p>2,1563582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execução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428.981647" calcext:value-type="float">
            <text:p>428,981647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(([.B12]-[.C12])/[.C12])*100" office:value-type="float" office:value="0.699917136150237" calcext:value-type="float">
            <text:p>0,69991713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xecução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7.577151" calcext:value-type="float">
            <text:p>437,577151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formula="of:=(([.B13]-[.C13])/[.C13])*100" office:value-type="float" office:value="2.71764107981221" calcext:value-type="float">
            <text:p>2,717641079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execução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8.981647" calcext:value-type="float">
            <text:p>428,981647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formula="of:=(([.B14]-[.C14])/[.C14])*100" office:value-type="float" office:value="0.699917136150237" calcext:value-type="float">
            <text:p>0,69991713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xecução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6.08933" calcext:value-type="float">
            <text:p>436,08933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formula="of:=(([.B15]-[.C15])/[.C15])*100" office:value-type="float" office:value="2.36838732394367" calcext:value-type="float">
            <text:p>2,368387323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xecução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8.871757" calcext:value-type="float">
            <text:p>428,871757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183" calcext:value-type="float">
            <text:p>183</text:p>
          </table:table-cell>
          <table:table-cell table:style-name="ce1" table:formula="of:=(([.B16]-[.C16])/[.C16])*100" office:value-type="float" office:value="0.674121361502348" calcext:value-type="float">
            <text:p>0,674121361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xecução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8.981647" calcext:value-type="float">
            <text:p>428,981647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formula="of:=(([.B17]-[.C17])/[.C17])*100" office:value-type="float" office:value="0.699917136150237" calcext:value-type="float">
            <text:p>0,699917136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execução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1.915986" calcext:value-type="float">
            <text:p>431,915986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formula="of:=(([.B18]-[.C18])/[.C18])*100" office:value-type="float" office:value="1.38872910798122" calcext:value-type="float">
            <text:p>1,3887291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execução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2.162168" calcext:value-type="float">
            <text:p>432,162168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(([.B19]-[.C19])/[.C19])*100" office:value-type="float" office:value="1.44651830985916" calcext:value-type="float">
            <text:p>1,446518309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xecução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8.981647" calcext:value-type="float">
            <text:p>428,981647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formula="of:=(([.B20]-[.C20])/[.C20])*100" office:value-type="float" office:value="0.699917136150237" calcext:value-type="float">
            <text:p>0,69991713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xecução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6.402154" calcext:value-type="float">
            <text:p>436,402154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formula="of:=(([.B21]-[.C21])/[.C21])*100" office:value-type="float" office:value="2.44182018779343" calcext:value-type="float">
            <text:p>2,441820187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execução1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36.789117" calcext:value-type="float">
            <text:p>436,789117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formula="of:=(([.B22]-[.C22])/[.C22])*100" office:value-type="float" office:value="2.53265657276995" calcext:value-type="float">
            <text:p>2,532656572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execução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31.915986" calcext:value-type="float">
            <text:p>431,915986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(([.B23]-[.C23])/[.C23])*100" office:value-type="float" office:value="1.38872910798122" calcext:value-type="float">
            <text:p>1,38872910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execução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30"/>
          <table:table-cell table:number-columns-repeated="4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4"/>
          <table:table-cell table:style-name="ce1" table:formula="of:=AVERAGE([eil51.H4:.H23])" office:value-type="float" office:value="10" calcext:value-type="float">
            <text:p>10</text:p>
          </table:table-cell>
          <table:table-cell table:style-name="ce1" table:formula="of:=AVERAGE([eil51.I4:.I23])" office:value-type="float" office:value="8.1" calcext:value-type="float">
            <text:p>8,1</text:p>
          </table:table-cell>
          <table:table-cell table:style-name="ce1" table:formula="of:=AVERAGE([eil51.J4:.J23])" office:value-type="float" office:value="9.25" calcext:value-type="float">
            <text:p>9,25</text:p>
          </table:table-cell>
          <table:table-cell table:style-name="ce1" table:formula="of:=AVERAGE([eil51.K4:.K23])" office:value-type="float" office:value="9.75" calcext:value-type="float">
            <text:p>9,75</text:p>
          </table:table-cell>
          <table:table-cell table:style-name="ce1" table:formula="of:=AVERAGE([eil51.L4:.L23])" office:value-type="float" office:value="10.4" calcext:value-type="float">
            <text:p>10,4</text:p>
          </table:table-cell>
          <table:table-cell table:style-name="ce1" table:formula="of:=AVERAGE([eil51.M4:.M23])" office:value-type="float" office:value="10.65" calcext:value-type="float">
            <text:p>10,65</text:p>
          </table:table-cell>
          <table:table-cell table:style-name="ce1" table:formula="of:=AVERAGE([eil51.N4:.N23])" office:value-type="float" office:value="10.35" calcext:value-type="float">
            <text:p>10,35</text:p>
          </table:table-cell>
          <table:table-cell table:style-name="ce1" table:formula="of:=AVERAGE([eil51.O4:.O23])" office:value-type="float" office:value="7.95" calcext:value-type="float">
            <text:p>7,95</text:p>
          </table:table-cell>
          <table:table-cell table:style-name="ce1" table:formula="of:=AVERAGE([eil51.P4:.P23])" office:value-type="float" office:value="3.55" calcext:value-type="float">
            <text:p>3,55</text:p>
          </table:table-cell>
          <table:table-cell table:style-name="ce1" table:formula="of:=AVERAGE([eil51.Q4:.Q23])" office:value-type="float" office:value="0.05" calcext:value-type="float">
            <text:p>0,05</text:p>
          </table:table-cell>
          <table:table-cell table:style-name="ce1" table:formula="of:=AVERAGE([eil51.R4:.R23])" office:value-type="float" office:value="7.7" calcext:value-type="float">
            <text:p>7,7</text:p>
          </table:table-cell>
          <table:table-cell table:style-name="ce1" office:value-type="string" calcext:value-type="string">
            <text:p>medias</text:p>
          </table:table-cell>
          <table:table-cell table:style-name="ce1" table:number-columns-repeated="229"/>
          <table:table-cell table:number-columns-repeated="4"/>
        </table:table-row>
        <table:table-row table:style-name="ro2">
          <table:table-cell table:style-name="ce1"/>
          <table:table-cell table:style-name="ce1" office:value-type="string" calcext:value-type="string">
            <text:p>fitness</text:p>
          </table:table-cell>
          <table:table-cell table:style-name="ce4"/>
          <table:table-cell table:style-name="ce1" office:value-type="string" calcext:value-type="string">
            <text:p>geração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Tempo (s)</text:p>
          </table:table-cell>
          <table:table-cell table:style-name="ce1" table:number-columns-repeated="242"/>
          <table:table-cell table:number-columns-repeated="4"/>
        </table:table-row>
        <table:table-row table:style-name="ro2">
          <table:table-cell table:style-name="ce1" office:value-type="string" calcext:value-type="string">
            <text:p>Melhor </text:p>
          </table:table-cell>
          <table:table-cell table:style-name="ce2" table:formula="of:=MIN([.B4:.B23])" office:value-type="float" office:value="428.871757" calcext:value-type="float">
            <text:p>428,871757</text:p>
          </table:table-cell>
          <table:table-cell table:style-name="ce2"/>
          <table:table-cell table:style-name="ce2" table:formula="of:=MIN([.D4:.D23])" office:value-type="float" office:value="33" calcext:value-type="float">
            <text:p>33</text:p>
          </table:table-cell>
          <table:table-cell table:style-name="ce5" table:formula="of:=MIN([.E4:.E23])" office:value-type="float" office:value="0.674121361502348" calcext:value-type="float">
            <text:p>0,67</text:p>
          </table:table-cell>
          <table:table-cell table:style-name="ce2" table:formula="of:=MIN([eil51.F4:.F23])" office:value-type="float" office:value="5" calcext:value-type="float">
            <text:p>5</text:p>
          </table:table-cell>
          <table:table-cell table:style-name="ce2"/>
          <table:table-cell table:style-name="ce1" table:number-columns-repeated="241"/>
          <table:table-cell table:number-columns-repeated="4"/>
        </table:table-row>
        <table:table-row table:style-name="ro2">
          <table:table-cell table:style-name="ce1" office:value-type="string" calcext:value-type="string">
            <text:p>Pior</text:p>
          </table:table-cell>
          <table:table-cell table:style-name="ce2" table:formula="of:=MAX([.B4:.B23])" office:value-type="float" office:value="438.230314" calcext:value-type="float">
            <text:p>438,230314</text:p>
          </table:table-cell>
          <table:table-cell table:style-name="ce2"/>
          <table:table-cell table:style-name="ce2" table:formula="of:=MAX([.D4:.D23])" office:value-type="float" office:value="197" calcext:value-type="float">
            <text:p>197</text:p>
          </table:table-cell>
          <table:table-cell table:style-name="ce5" table:formula="of:=MAX([.E4:.E23])" office:value-type="float" office:value="2.87096572769954" calcext:value-type="float">
            <text:p>2,87</text:p>
          </table:table-cell>
          <table:table-cell table:style-name="ce2" table:formula="of:=MAX([eil51.F4:.F23])" office:value-type="float" office:value="63" calcext:value-type="float">
            <text:p>63</text:p>
          </table:table-cell>
          <table:table-cell table:style-name="ce2"/>
          <table:table-cell table:style-name="ce1" table:number-columns-repeated="241"/>
          <table:table-cell table:number-columns-repeated="4"/>
        </table:table-row>
        <table:table-row table:style-name="ro2">
          <table:table-cell table:style-name="ce1" office:value-type="string" calcext:value-type="string">
            <text:p>media</text:p>
          </table:table-cell>
          <table:table-cell table:style-name="ce1" table:formula="of:=AVERAGE([.B4:.B23])" office:value-type="float" office:value="433.1251205" calcext:value-type="float">
            <text:p>433,1251205</text:p>
          </table:table-cell>
          <table:table-cell table:style-name="ce1"/>
          <table:table-cell table:style-name="ce1" table:formula="of:=AVERAGE([.D4:.D23])" office:value-type="float" office:value="79.25" calcext:value-type="float">
            <text:p>79,25</text:p>
          </table:table-cell>
          <table:table-cell table:style-name="ce6" table:formula="of:=AVERAGE([.E4:.E23])" office:value-type="float" office:value="1.67256349765258" calcext:value-type="float">
            <text:p>1,67</text:p>
          </table:table-cell>
          <table:table-cell table:style-name="ce1" table:formula="of:=AVERAGE([eil51.F4:.F23])" office:value-type="float" office:value="34.6" calcext:value-type="float">
            <text:p>34,6</text:p>
          </table:table-cell>
          <table:table-cell table:style-name="ce1" table:number-columns-repeated="24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245"/>
          <table:table-cell table:number-columns-repeated="4"/>
        </table:table-row>
        <table:table-row table:style-name="ro2">
          <table:table-cell table:style-name="ce1" office:value-type="string" calcext:value-type="string">
            <text:p>Desvio Padrão</text:p>
          </table:table-cell>
          <table:table-cell table:style-name="ce1" table:formula="of:=STDEV([.B4:.B23])" office:value-type="float" office:value="3.35805341323868" calcext:value-type="float">
            <text:p>3,3580534132</text:p>
          </table:table-cell>
          <table:table-cell table:style-name="ce4"/>
          <table:table-cell table:style-name="ce1" table:number-columns-repeated="245"/>
          <table:table-cell table:number-columns-repeated="4"/>
        </table:table-row>
        <table:table-row table:style-name="ro3" table:number-rows-repeated="1048545">
          <table:table-cell table:number-columns-repeated="252"/>
        </table:table-row>
        <table:table-row table:style-name="ro3">
          <table:table-cell table:number-columns-repeated="252"/>
        </table:table-row>
      </table:table>
      <table:table table:name="gr96" table:style-name="ta1">
        <office:forms form:automatic-focus="false" form:apply-design-mode="false"/>
        <table:shapes>
          <draw:frame draw:z-index="0" draw:style-name="gr1" draw:text-style-name="P1" svg:width="15.889cm" svg:height="5.722cm" svg:x="0.25cm" svg:y="14.225cm">
            <draw:object draw:notify-on-update-of-ranges="gr96.B3:gr96.B3 gr96.B4:gr96.B23 gr96.C3:gr96.C3 gr96.C4:gr96.C2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.999cm" svg:height="5.676cm" svg:x="16.457cm" svg:y="14.265cm">
            <draw:object draw:notify-on-update-of-ranges="gr96.H3:gr96.S3 gr96.G4:gr96.G4 gr96.H4:gr96.S4 gr96.G5:gr96.G5 gr96.H5:gr96.S5 gr96.G6:gr96.G6 gr96.H6:gr96.S6 gr96.G7:gr96.G7 gr96.H7:gr96.S7 gr96.G8:gr96.G8 gr96.H8:gr96.S8 gr96.G9:gr96.G9 gr96.H9:gr96.S9 gr96.G10:gr96.G10 gr96.H10:gr96.S10 gr96.G11:gr96.G11 gr96.H11:gr96.S11 gr96.G12:gr96.G12 gr96.H12:gr96.S12 gr96.G13:gr96.G13 gr96.H13:gr96.S13 gr96.G14:gr96.G14 gr96.H14:gr96.S14 gr96.G15:gr96.G15 gr96.H15:gr96.S15 gr96.G16:gr96.G16 gr96.H16:gr96.S16 gr96.G17:gr96.G17 gr96.H17:gr96.S17 gr96.G18:gr96.G18 gr96.H18:gr96.S18 gr96.G19:gr96.G19 gr96.H19:gr96.S19 gr96.G20:gr96.G20 gr96.H20:gr96.S20 gr96.G21:gr96.G21 gr96.H21:gr96.S21 gr96.G22:gr96.G22 gr96.H22:gr96.S22 gr96.G23:gr96.G23 gr96.H23:gr96.S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9" table:default-cell-style-name="ce4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5" table:default-cell-style-name="ce1"/>
        <table:table-column table:style-name="co1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16" table:default-cell-style-name="ce1"/>
        <table:table-column table:style-name="co3" table:number-columns-repeated="10" table:default-cell-style-name="ce1"/>
        <table:table-column table:style-name="co2" table:number-columns-repeated="21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gr96</text:p>
          </table:table-cell>
          <table:table-cell office:value-type="string" calcext:value-type="string">
            <text:p>ótimo</text:p>
          </table:table-cell>
          <table:table-cell/>
          <table:table-cell office:value-type="float" office:value="55209" calcext:value-type="float">
            <text:p>55209</text:p>
          </table:table-cell>
          <table:table-cell table:number-columns-repeated="3"/>
          <table:table-cell table:style-name="ce7"/>
          <table:table-cell table:style-name="ce8" table:number-columns-repeated="11"/>
          <table:table-cell table:number-columns-repeated="236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10" table:number-rows-spanned="1">
            <text:p>melhora nos níveis</text:p>
          </table:table-cell>
          <table:covered-table-cell table:number-columns-repeated="9" table:style-name="ce8"/>
          <table:table-cell table:style-name="ce8" table:number-columns-repeated="2"/>
          <table:table-cell table:number-columns-repeated="236"/>
        </table:table-row>
        <table:table-row table:style-name="ro1">
          <table:table-cell office:value-type="string" calcext:value-type="string">
            <text:p>execução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ótimo</text:p>
          </table:table-cell>
          <table:table-cell office:value-type="string" calcext:value-type="string">
            <text:p>geração</text:p>
          </table:table-cell>
          <table:table-cell office:value-type="string" calcext:value-type="string">
            <text:p>Erro %</text:p>
          </table:table-cell>
          <table:table-cell office:value-type="string" calcext:value-type="string">
            <text:p>Tempo (s)</text:p>
          </table:table-cell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Combinação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94" calcext:value-type="float">
            <text:p>55394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73" calcext:value-type="float">
            <text:p>173</text:p>
          </table:table-cell>
          <table:table-cell table:formula="of:=(([.B4]-55029)/55029)*100" office:value-type="float" office:value="0.663286630685639" calcext:value-type="float">
            <text:p>0,663286630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xecução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434" calcext:value-type="float">
            <text:p>55434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12" calcext:value-type="float">
            <text:p>112</text:p>
          </table:table-cell>
          <table:table-cell table:formula="of:=(([.B5]-55029)/55029)*100" office:value-type="float" office:value="0.735975576514202" calcext:value-type="float">
            <text:p>0,735975576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xecução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515" calcext:value-type="float">
            <text:p>55515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65" calcext:value-type="float">
            <text:p>65</text:p>
          </table:table-cell>
          <table:table-cell table:formula="of:=(([.B6]-55029)/55029)*100" office:value-type="float" office:value="0.883170691817042" calcext:value-type="float">
            <text:p>0,883170691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xecução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434" calcext:value-type="float">
            <text:p>55434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41" calcext:value-type="float">
            <text:p>41</text:p>
          </table:table-cell>
          <table:table-cell table:formula="of:=(([.B7]-55029)/55029)*100" office:value-type="float" office:value="0.735975576514202" calcext:value-type="float">
            <text:p>0,735975576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xecução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394" calcext:value-type="float">
            <text:p>55394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43" calcext:value-type="float">
            <text:p>43</text:p>
          </table:table-cell>
          <table:table-cell table:formula="of:=(([.B8]-55029)/55029)*100" office:value-type="float" office:value="0.663286630685639" calcext:value-type="float">
            <text:p>0,66328663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xecução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040" calcext:value-type="float">
            <text:p>56040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25" calcext:value-type="float">
            <text:p>25</text:p>
          </table:table-cell>
          <table:table-cell table:formula="of:=(([.B9]-55029)/55029)*100" office:value-type="float" office:value="1.83721310581693" calcext:value-type="float">
            <text:p>1,837213105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xecução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03" calcext:value-type="float">
            <text:p>55403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44" calcext:value-type="float">
            <text:p>144</text:p>
          </table:table-cell>
          <table:table-cell table:formula="of:=(([.B10]-55029)/55029)*100" office:value-type="float" office:value="0.679641643497065" calcext:value-type="float">
            <text:p>0,679641643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xecução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312" calcext:value-type="float">
            <text:p>55312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98" calcext:value-type="float">
            <text:p>198</text:p>
          </table:table-cell>
          <table:table-cell table:formula="of:=(([.B11]-55029)/55029)*100" office:value-type="float" office:value="0.514274291737084" calcext:value-type="float">
            <text:p>0,514274291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xecução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636" calcext:value-type="float">
            <text:p>55636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11" calcext:value-type="float">
            <text:p>111</text:p>
          </table:table-cell>
          <table:table-cell table:formula="of:=(([.B12]-55029)/55029)*100" office:value-type="float" office:value="1.10305475294845" calcext:value-type="float">
            <text:p>1,103054752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xecução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560" calcext:value-type="float">
            <text:p>55560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28" calcext:value-type="float">
            <text:p>128</text:p>
          </table:table-cell>
          <table:table-cell table:formula="of:=(([.B13]-55029)/55029)*100" office:value-type="float" office:value="0.964945755874175" calcext:value-type="float">
            <text:p>0,96494575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xecução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561" calcext:value-type="float">
            <text:p>55561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40" calcext:value-type="float">
            <text:p>40</text:p>
          </table:table-cell>
          <table:table-cell table:formula="of:=(([.B14]-55029)/55029)*100" office:value-type="float" office:value="0.96676297951989" calcext:value-type="float">
            <text:p>0,966762979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execução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434" calcext:value-type="float">
            <text:p>55434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7" calcext:value-type="float">
            <text:p>17</text:p>
          </table:table-cell>
          <table:table-cell table:formula="of:=(([.B15]-55029)/55029)*100" office:value-type="float" office:value="0.735975576514202" calcext:value-type="float">
            <text:p>0,735975576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xecução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559" calcext:value-type="float">
            <text:p>5555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26" calcext:value-type="float">
            <text:p>26</text:p>
          </table:table-cell>
          <table:table-cell table:formula="of:=(([.B16]-55029)/55029)*100" office:value-type="float" office:value="0.963128532228461" calcext:value-type="float">
            <text:p>0,963128532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xecução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533" calcext:value-type="float">
            <text:p>55533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4" calcext:value-type="float">
            <text:p>14</text:p>
          </table:table-cell>
          <table:table-cell table:formula="of:=(([.B17]-55029)/55029)*100" office:value-type="float" office:value="0.915880717439895" calcext:value-type="float">
            <text:p>0,9158807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xecução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560" calcext:value-type="float">
            <text:p>55560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08" calcext:value-type="float">
            <text:p>108</text:p>
          </table:table-cell>
          <table:table-cell table:formula="of:=(([.B18]-55029)/55029)*100" office:value-type="float" office:value="0.964945755874175" calcext:value-type="float">
            <text:p>0,964945755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xecução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559" calcext:value-type="float">
            <text:p>55559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50" calcext:value-type="float">
            <text:p>50</text:p>
          </table:table-cell>
          <table:table-cell table:formula="of:=(([.B19]-55029)/55029)*100" office:value-type="float" office:value="0.963128532228461" calcext:value-type="float">
            <text:p>0,963128532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xecução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957" calcext:value-type="float">
            <text:p>55957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37" calcext:value-type="float">
            <text:p>137</text:p>
          </table:table-cell>
          <table:table-cell table:formula="of:=(([.B20]-55029)/55029)*100" office:value-type="float" office:value="1.68638354322266" calcext:value-type="float">
            <text:p>1,686383543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xecução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55523" calcext:value-type="float">
            <text:p>55523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3" calcext:value-type="float">
            <text:p>13</text:p>
          </table:table-cell>
          <table:table-cell table:formula="of:=(([.B21]-55029)/55029)*100" office:value-type="float" office:value="0.897708480982754" calcext:value-type="float">
            <text:p>0,89770848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xecução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523" calcext:value-type="float">
            <text:p>55523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25" calcext:value-type="float">
            <text:p>25</text:p>
          </table:table-cell>
          <table:table-cell table:formula="of:=(([.B22]-55029)/55029)*100" office:value-type="float" office:value="0.897708480982754" calcext:value-type="float">
            <text:p>0,8977084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xecução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34"/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781" calcext:value-type="float">
            <text:p>55781</text:p>
          </table:table-cell>
          <table:table-cell table:style-name="ce3" office:value-type="float" office:value="55209" calcext:value-type="float">
            <text:p>55209</text:p>
          </table:table-cell>
          <table:table-cell office:value-type="float" office:value="14" calcext:value-type="float">
            <text:p>14</text:p>
          </table:table-cell>
          <table:table-cell table:formula="of:=(([.B23]-55029)/55029)*100" office:value-type="float" office:value="1.36655218157699" calcext:value-type="float">
            <text:p>1,36655218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ecução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34"/>
          <table:table-cell table:style-name="ce1"/>
        </table:table-row>
        <table:table-row table:style-name="ro1">
          <table:table-cell table:number-columns-repeated="7"/>
          <table:table-cell table:formula="of:=AVERAGE([.H4:.H23])" office:value-type="float" office:value="10.2" calcext:value-type="float">
            <text:p>10,2</text:p>
          </table:table-cell>
          <table:table-cell table:formula="of:=AVERAGE([.I4:.I23])" office:value-type="float" office:value="10.2" calcext:value-type="float">
            <text:p>10,2</text:p>
          </table:table-cell>
          <table:table-cell table:formula="of:=AVERAGE([.J4:.J23])" office:value-type="float" office:value="12.05" calcext:value-type="float">
            <text:p>12,05</text:p>
          </table:table-cell>
          <table:table-cell table:formula="of:=AVERAGE([.K4:.K23])" office:value-type="float" office:value="14.2" calcext:value-type="float">
            <text:p>14,2</text:p>
          </table:table-cell>
          <table:table-cell table:formula="of:=AVERAGE([.L4:.L23])" office:value-type="float" office:value="16.25" calcext:value-type="float">
            <text:p>16,25</text:p>
          </table:table-cell>
          <table:table-cell table:formula="of:=AVERAGE([.M4:.M23])" office:value-type="float" office:value="17.6" calcext:value-type="float">
            <text:p>17,6</text:p>
          </table:table-cell>
          <table:table-cell table:formula="of:=AVERAGE([.N4:.N23])" office:value-type="float" office:value="18.45" calcext:value-type="float">
            <text:p>18,45</text:p>
          </table:table-cell>
          <table:table-cell table:formula="of:=AVERAGE([.O4:.O23])" office:value-type="float" office:value="18.8" calcext:value-type="float">
            <text:p>18,8</text:p>
          </table:table-cell>
          <table:table-cell table:formula="of:=AVERAGE([.P4:.P23])" office:value-type="float" office:value="16.95" calcext:value-type="float">
            <text:p>16,95</text:p>
          </table:table-cell>
          <table:table-cell table:formula="of:=AVERAGE([.Q4:.Q23])" office:value-type="float" office:value="12.3" calcext:value-type="float">
            <text:p>12,3</text:p>
          </table:table-cell>
          <table:table-cell table:formula="of:=AVERAGE([.R4:.R23])" office:value-type="float" office:value="4.9" calcext:value-type="float">
            <text:p>4,9</text:p>
          </table:table-cell>
          <table:table-cell table:formula="of:=AVERAGE([.S4:.S23])" office:value-type="float" office:value="0.1" calcext:value-type="float">
            <text:p>0,1</text:p>
          </table:table-cell>
          <table:table-cell table:formula="of:=AVERAGE([.T4:.T23])" office:value-type="float" office:value="12.85" calcext:value-type="float">
            <text:p>12,85</text:p>
          </table:table-cell>
          <table:table-cell office:value-type="string" calcext:value-type="string">
            <text:p>médias</text:p>
          </table:table-cell>
          <table:table-cell table:number-columns-repeated="233"/>
          <table:table-cell table:style-name="ce1"/>
        </table:table-row>
        <table:table-row table:style-name="ro1">
          <table:table-cell/>
          <table:table-cell office:value-type="string" calcext:value-type="string">
            <text:p>fitness</text:p>
          </table:table-cell>
          <table:table-cell table:style-name="Default"/>
          <table:table-cell office:value-type="string" calcext:value-type="string">
            <text:p>geraçã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Tempo (s)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elhor </text:p>
          </table:table-cell>
          <table:table-cell table:style-name="ce2" table:formula="of:=MIN([.B4:.B23])" office:value-type="float" office:value="55312" calcext:value-type="float">
            <text:p>55312</text:p>
          </table:table-cell>
          <table:table-cell table:style-name="ce2"/>
          <table:table-cell table:style-name="ce2" table:formula="of:=MIN([.D4:.D23])" office:value-type="float" office:value="13" calcext:value-type="float">
            <text:p>13</text:p>
          </table:table-cell>
          <table:table-cell table:style-name="ce2" table:formula="of:=MIN([.E4:.E23])" office:value-type="float" office:value="0.514274291737084" calcext:value-type="float">
            <text:p>0,5142742917</text:p>
          </table:table-cell>
          <table:table-cell table:style-name="ce2" table:formula="of:=MIN([.F4:.F23])" office:value-type="float" office:value="13" calcext:value-type="float">
            <text:p>13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ior</text:p>
          </table:table-cell>
          <table:table-cell table:style-name="ce2" table:formula="of:=MAX([.B4:.B23])" office:value-type="float" office:value="56040" calcext:value-type="float">
            <text:p>56040</text:p>
          </table:table-cell>
          <table:table-cell table:style-name="ce2"/>
          <table:table-cell table:style-name="ce2" table:formula="of:=MAX([.D4:.D23])" office:value-type="float" office:value="198" calcext:value-type="float">
            <text:p>198</text:p>
          </table:table-cell>
          <table:table-cell table:style-name="ce2" table:formula="of:=MAX([.E4:.E23])" office:value-type="float" office:value="1.83721310581693" calcext:value-type="float">
            <text:p>1,8372131058</text:p>
          </table:table-cell>
          <table:table-cell table:style-name="ce2" table:formula="of:=MAX([.F4:.F23])" office:value-type="float" office:value="398" calcext:value-type="float">
            <text:p>39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4:.B23])" office:value-type="float" office:value="55555.6" calcext:value-type="float">
            <text:p>55555,6</text:p>
          </table:table-cell>
          <table:table-cell table:style-name="ce1"/>
          <table:table-cell table:formula="of:=AVERAGE([.D4:.D23])" office:value-type="float" office:value="74.2" calcext:value-type="float">
            <text:p>74,2</text:p>
          </table:table-cell>
          <table:table-cell table:formula="of:=AVERAGE([.E4:.E23])" office:value-type="float" office:value="0.956949971833033" calcext:value-type="float">
            <text:p>0,9569499718</text:p>
          </table:table-cell>
          <table:table-cell table:formula="of:=AVERAGE([.F4:.F23])" office:value-type="float" office:value="194.3" calcext:value-type="float">
            <text:p>194,3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office:value-type="string" calcext:value-type="string">
            <text:p>Desvio Padrão</text:p>
          </table:table-cell>
          <table:table-cell table:formula="of:=STDEV([.B4:.B23])" office:value-type="float" office:value="183.048282385305" calcext:value-type="float">
            <text:p>183,0482823853</text:p>
          </table:table-cell>
          <table:table-cell table:number-columns-repeated="253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style-name="Default" table:number-columns-repeated="254"/>
          <table:table-cell/>
        </table:table-row>
        <table:table-row table:style-name="ro2">
          <table:table-cell table:style-name="Default" table:number-columns-repeated="254"/>
          <table:table-cell/>
        </table:table-row>
        <table:table-row table:style-name="ro1" table:number-rows-repeated="9">
          <table:table-cell table:style-name="Default" table:number-columns-repeated="254"/>
          <table:table-cell/>
        </table:table-row>
        <table:table-row table:style-name="ro2">
          <table:table-cell table:style-name="Default" table:number-columns-repeated="254"/>
          <table:table-cell/>
        </table:table-row>
        <table:table-row table:style-name="ro1" table:number-rows-repeated="9">
          <table:table-cell table:style-name="Default" table:number-columns-repeated="254"/>
          <table:table-cell/>
        </table:table-row>
        <table:table-row table:style-name="ro2">
          <table:table-cell table:style-name="Default" table:number-columns-repeated="254"/>
          <table:table-cell/>
        </table:table-row>
        <table:table-row table:style-name="ro1" table:number-rows-repeated="8">
          <table:table-cell table:style-name="Default" table:number-columns-repeated="254"/>
          <table:table-cell/>
        </table:table-row>
        <table:table-row table:style-name="ro2" table:number-rows-repeated="20">
          <table:table-cell table:style-name="Default" table:number-columns-repeated="254"/>
          <table:table-cell/>
        </table:table-row>
        <table:table-row table:style-name="ro1">
          <table:table-cell table:style-name="Default" table:number-columns-repeated="254"/>
          <table:table-cell/>
        </table:table-row>
        <table:table-row table:style-name="ro2" table:number-rows-repeated="6">
          <table:table-cell table:style-name="Default" table:number-columns-repeated="254"/>
          <table:table-cell/>
        </table:table-row>
        <table:table-row table:style-name="ro1" table:number-rows-repeated="3">
          <table:table-cell table:number-columns-repeated="255"/>
        </table:table-row>
        <table:table-row table:style-name="ro1" table:number-rows-repeated="7">
          <table:table-cell table:style-name="Default" table:number-columns-repeated="3"/>
          <table:table-cell table:number-columns-repeated="252"/>
        </table:table-row>
        <table:table-row table:style-name="ro1" table:number-rows-repeated="10484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eil101" table:style-name="ta1">
        <office:forms form:automatic-focus="false" form:apply-design-mode="false"/>
        <table:shapes>
          <draw:frame draw:z-index="0" draw:style-name="gr1" draw:text-style-name="P1" svg:width="13.942cm" svg:height="5.98cm" svg:x="0.307cm" svg:y="15.845cm">
            <draw:object draw:notify-on-update-of-ranges="eil101.B3:eil101.B3 eil101.B4:eil101.B23 eil101.C3:eil101.C3 eil101.C4:eil101.C2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14.796cm" svg:y="13.08cm">
            <draw:object draw:notify-on-update-of-ranges="eil101.H3:eil101.R4 eil101.G5:eil101.G5 eil101.H5:eil101.R5 eil101.G6:eil101.G6 eil101.H6:eil101.R6 eil101.G7:eil101.G7 eil101.H7:eil101.R7 eil101.G8:eil101.G8 eil101.H8:eil101.R8 eil101.G9:eil101.G9 eil101.H9:eil101.R9 eil101.G10:eil101.G10 eil101.H10:eil101.R10 eil101.G11:eil101.G11 eil101.H11:eil101.R11 eil101.G12:eil101.G12 eil101.H12:eil101.R12 eil101.G13:eil101.G13 eil101.H13:eil101.R13 eil101.G14:eil101.G14 eil101.H14:eil101.R14 eil101.G15:eil101.G15 eil101.H15:eil101.R15 eil101.G16:eil101.G16 eil101.H16:eil101.R16 eil101.G17:eil101.G17 eil101.H17:eil101.R17 eil101.G18:eil101.G18 eil101.H18:eil101.R18 eil101.G19:eil101.G19 eil101.H19:eil101.R19 eil101.G20:eil101.G20 eil101.H20:eil101.R20 eil101.G21:eil101.G21 eil101.H21:eil101.R21 eil101.G22:eil101.G22 eil101.H22:eil101.R22 eil101.G23:eil101.G23 eil101.H23:eil101.R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2" table:number-columns-repeated="234" table:default-cell-style-name="Default"/>
        <table:table-row table:style-name="ro1">
          <table:table-cell table:style-name="ce1" office:value-type="string" calcext:value-type="string">
            <text:p>eil101</text:p>
          </table:table-cell>
          <table:table-cell table:style-name="ce1" office:value-type="string" calcext:value-type="string">
            <text:p>ótimo</text:p>
          </table:table-cell>
          <table:table-cell table:style-name="ce3" office:value-type="float" office:value="629" calcext:value-type="float">
            <text:p>629</text:p>
          </table:table-cell>
          <table:table-cell table:style-name="ce1" table:number-columns-repeated="5"/>
          <table:table-cell table:style-name="ce7"/>
          <table:table-cell table:style-name="ce8" table:number-columns-repeated="10"/>
          <table:table-cell table:style-name="ce1" table:number-columns-repeated="231"/>
          <table:table-cell table:number-columns-repeated="4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5"/>
          <table:table-cell table:style-name="ce7" office:value-type="string" calcext:value-type="string" table:number-columns-spanned="10" table:number-rows-spanned="1">
            <text:p>melhora nos níveis</text:p>
          </table:table-cell>
          <table:covered-table-cell table:number-columns-repeated="9" table:style-name="ce8"/>
          <table:table-cell table:style-name="ce8"/>
          <table:table-cell table:style-name="ce1" table:number-columns-repeated="231"/>
          <table:table-cell table:number-columns-repeated="4"/>
        </table:table-row>
        <table:table-row table:style-name="ro1">
          <table:table-cell table:style-name="ce1" office:value-type="string" calcext:value-type="string">
            <text:p>execução</text:p>
          </table:table-cell>
          <table:table-cell table:style-name="ce1" office:value-type="string" calcext:value-type="string">
            <text:p>melhor</text:p>
          </table:table-cell>
          <table:table-cell table:style-name="ce4" office:value-type="string" calcext:value-type="string">
            <text:p>ótimo</text:p>
          </table:table-cell>
          <table:table-cell table:style-name="ce1" office:value-type="string" calcext:value-type="string">
            <text:p>geração</text:p>
          </table:table-cell>
          <table:table-cell table:style-name="ce1" office:value-type="string" calcext:value-type="string">
            <text:p>Erro %</text:p>
          </table:table-cell>
          <table:table-cell table:style-name="ce1" office:value-type="string" calcext:value-type="string">
            <text:p>Tempo (s)</text:p>
          </table:table-cell>
          <table:table-cell table:style-name="ce1"/>
          <table:table-cell table:style-name="ce1" office:value-type="string" calcext:value-type="string">
            <text:p>n0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n3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n5</text:p>
          </table:table-cell>
          <table:table-cell table:style-name="ce1" office:value-type="string" calcext:value-type="string">
            <text:p>n6</text:p>
          </table:table-cell>
          <table:table-cell table:style-name="ce1" office:value-type="string" calcext:value-type="string">
            <text:p>n7</text:p>
          </table:table-cell>
          <table:table-cell table:style-name="ce1" office:value-type="string" calcext:value-type="string">
            <text:p>n8</text:p>
          </table:table-cell>
          <table:table-cell table:style-name="ce1" office:value-type="string" calcext:value-type="string">
            <text:p>n9</text:p>
          </table:table-cell>
          <table:table-cell table:style-name="ce1" office:value-type="string" calcext:value-type="string">
            <text:p>n10</text:p>
          </table:table-cell>
          <table:table-cell table:style-name="ce1" office:value-type="string" calcext:value-type="string">
            <text:p>n11</text:p>
          </table:table-cell>
          <table:table-cell table:style-name="ce1" office:value-type="string" calcext:value-type="string">
            <text:p>Combinação</text:p>
          </table:table-cell>
          <table:table-cell table:style-name="ce1"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663.266866" calcext:value-type="float">
            <text:p>663,266866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(([.B4]-[.$C$1])/[.$C$1])*100" office:value-type="float" office:value="5.44783243243244" calcext:value-type="float">
            <text:p>5,447832432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execução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644.554257" calcext:value-type="float">
            <text:p>644,554257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formula="of:=(([.B5]-[.$C$1])/[.$C$1])*100" office:value-type="float" office:value="2.47285484896661" calcext:value-type="float">
            <text:p>2,472854849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string" calcext:value-type="string">
            <text:p>execução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657.272981" calcext:value-type="float">
            <text:p>657,272981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formula="of:=(([.B6]-[.$C$1])/[.$C$1])*100" office:value-type="float" office:value="4.49490953895071" calcext:value-type="float">
            <text:p>4,494909539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string" calcext:value-type="string">
            <text:p>execução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656.153426" calcext:value-type="float">
            <text:p>656,153426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(([.B7]-[.$C$1])/[.$C$1])*100" office:value-type="float" office:value="4.31691987281399" calcext:value-type="float">
            <text:p>4,3169198728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execução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657.272981" calcext:value-type="float">
            <text:p>657,272981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197" calcext:value-type="float">
            <text:p>197</text:p>
          </table:table-cell>
          <table:table-cell table:style-name="ce1" table:formula="of:=(([.B8]-[.$C$1])/[.$C$1])*100" office:value-type="float" office:value="4.49490953895071" calcext:value-type="float">
            <text:p>4,494909539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string" calcext:value-type="string">
            <text:p>execução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653.637613" calcext:value-type="float">
            <text:p>653,637613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formula="of:=(([.B9]-[.$C$1])/[.$C$1])*100" office:value-type="float" office:value="3.91694960254372" calcext:value-type="float">
            <text:p>3,9169496025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execução6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660.657201" calcext:value-type="float">
            <text:p>660,657201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(([.B10]-[.$C$1])/[.$C$1])*100" office:value-type="float" office:value="5.0329413354531" calcext:value-type="float">
            <text:p>5,0329413355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string" calcext:value-type="string">
            <text:p>execução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655.552408" calcext:value-type="float">
            <text:p>655,552408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111" calcext:value-type="float">
            <text:p>111</text:p>
          </table:table-cell>
          <table:table-cell table:style-name="ce1" table:formula="of:=(([.B11]-[.$C$1])/[.$C$1])*100" office:value-type="float" office:value="4.22136852146264" calcext:value-type="float">
            <text:p>4,2213685215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string" calcext:value-type="string">
            <text:p>execução8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658.461918" calcext:value-type="float">
            <text:p>658,461918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(([.B12]-[.$C$1])/[.$C$1])*100" office:value-type="float" office:value="4.68392972972972" calcext:value-type="float">
            <text:p>4,68392972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xecução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"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57.873999" calcext:value-type="float">
            <text:p>657,873999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formula="of:=(([.B13]-[.$C$1])/[.$C$1])*100" office:value-type="float" office:value="4.59046089030207" calcext:value-type="float">
            <text:p>4,590460890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execução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55.552408" calcext:value-type="float">
            <text:p>655,552408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formula="of:=(([.B14]-[.$C$1])/[.$C$1])*100" office:value-type="float" office:value="4.22136852146264" calcext:value-type="float">
            <text:p>4,2213685215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execução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57.873999" calcext:value-type="float">
            <text:p>657,873999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formula="of:=(([.B15]-[.$C$1])/[.$C$1])*100" office:value-type="float" office:value="4.59046089030207" calcext:value-type="float">
            <text:p>4,5904608903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execução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56.033515" calcext:value-type="float">
            <text:p>656,033515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183" calcext:value-type="float">
            <text:p>183</text:p>
          </table:table-cell>
          <table:table-cell table:style-name="ce1" table:formula="of:=(([.B16]-[.$C$1])/[.$C$1])*100" office:value-type="float" office:value="4.2978561208267" calcext:value-type="float">
            <text:p>4,2978561208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execução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56.892877" calcext:value-type="float">
            <text:p>656,892877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formula="of:=(([.B17]-[.$C$1])/[.$C$1])*100" office:value-type="float" office:value="4.43447965023847" calcext:value-type="float">
            <text:p>4,434479650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xecução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56.153426" calcext:value-type="float">
            <text:p>656,153426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formula="of:=(([.B18]-[.$C$1])/[.$C$1])*100" office:value-type="float" office:value="4.31691987281399" calcext:value-type="float">
            <text:p>4,3169198728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execução1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57.873999" calcext:value-type="float">
            <text:p>657,873999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(([.B19]-[.$C$1])/[.$C$1])*100" office:value-type="float" office:value="4.59046089030207" calcext:value-type="float">
            <text:p>4,5904608903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execução1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51.841733" calcext:value-type="float">
            <text:p>651,841733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formula="of:=(([.B20]-[.$C$1])/[.$C$1])*100" office:value-type="float" office:value="3.6314360890302" calcext:value-type="float">
            <text:p>3,63143608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execução1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656.033515" calcext:value-type="float">
            <text:p>656,033515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formula="of:=(([.B21]-[.$C$1])/[.$C$1])*100" office:value-type="float" office:value="4.2978561208267" calcext:value-type="float">
            <text:p>4,2978561208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execução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51.841733" calcext:value-type="float">
            <text:p>651,841733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formula="of:=(([.B22]-[.$C$1])/[.$C$1])*100" office:value-type="float" office:value="3.6314360890302" calcext:value-type="float">
            <text:p>3,631436089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execução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230"/>
          <table:table-cell table:number-columns-repeated="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657.272981" calcext:value-type="float">
            <text:p>657,272981</text:p>
          </table:table-cell>
          <table:table-cell table:style-name="ce3" table:formula="of:=[.$C$1]" office:value-type="float" office:value="629" calcext:value-type="float">
            <text:p>629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(([.B23]-[.$C$1])/[.$C$1])*100" office:value-type="float" office:value="4.49490953895071" calcext:value-type="float">
            <text:p>4,494909539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execução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230"/>
          <table:table-cell table:number-columns-repeated="4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4"/>
          <table:table-cell table:style-name="ce1" table:formula="of:=AVERAGE([eil101.H4:.H23])" office:value-type="float" office:value="13.8" calcext:value-type="float">
            <text:p>13,8</text:p>
          </table:table-cell>
          <table:table-cell table:style-name="ce1" table:formula="of:=AVERAGE([eil101.I4:.I23])" office:value-type="float" office:value="14.8" calcext:value-type="float">
            <text:p>14,8</text:p>
          </table:table-cell>
          <table:table-cell table:style-name="ce1" table:formula="of:=AVERAGE([eil101.J4:.J23])" office:value-type="float" office:value="17.1" calcext:value-type="float">
            <text:p>17,1</text:p>
          </table:table-cell>
          <table:table-cell table:style-name="ce1" table:formula="of:=AVERAGE([eil101.K4:.K23])" office:value-type="float" office:value="19.2" calcext:value-type="float">
            <text:p>19,2</text:p>
          </table:table-cell>
          <table:table-cell table:style-name="ce1" table:formula="of:=AVERAGE([eil101.L4:.L23])" office:value-type="float" office:value="21.15" calcext:value-type="float">
            <text:p>21,15</text:p>
          </table:table-cell>
          <table:table-cell table:style-name="ce1" table:formula="of:=AVERAGE([eil101.M4:.M23])" office:value-type="float" office:value="21.45" calcext:value-type="float">
            <text:p>21,45</text:p>
          </table:table-cell>
          <table:table-cell table:style-name="ce1" table:formula="of:=AVERAGE([eil101.N4:.N23])" office:value-type="float" office:value="21.75" calcext:value-type="float">
            <text:p>21,75</text:p>
          </table:table-cell>
          <table:table-cell table:style-name="ce1" table:formula="of:=AVERAGE([eil101.O4:.O23])" office:value-type="float" office:value="21.55" calcext:value-type="float">
            <text:p>21,55</text:p>
          </table:table-cell>
          <table:table-cell table:style-name="ce1" table:formula="of:=AVERAGE([eil101.P4:.P23])" office:value-type="float" office:value="20.1" calcext:value-type="float">
            <text:p>20,1</text:p>
          </table:table-cell>
          <table:table-cell table:style-name="ce1" table:formula="of:=AVERAGE([eil101.Q4:.Q23])" office:value-type="float" office:value="16.7" calcext:value-type="float">
            <text:p>16,7</text:p>
          </table:table-cell>
          <table:table-cell table:style-name="ce1" table:formula="of:=AVERAGE([eil101.R4:.R23])" office:value-type="float" office:value="10.1" calcext:value-type="float">
            <text:p>10,1</text:p>
          </table:table-cell>
          <table:table-cell table:style-name="ce1" table:formula="of:=AVERAGE([eil101.S4:.S23])" office:value-type="float" office:value="0.85" calcext:value-type="float">
            <text:p>0,85</text:p>
          </table:table-cell>
          <table:table-cell table:style-name="ce1" table:formula="of:=AVERAGE([eil101.T4:.T23])" office:value-type="float" office:value="16.35" calcext:value-type="float">
            <text:p>16,35</text:p>
          </table:table-cell>
          <table:table-cell table:style-name="ce1" office:value-type="string" calcext:value-type="string">
            <text:p>medias</text:p>
          </table:table-cell>
          <table:table-cell table:style-name="ce1" table:number-columns-repeated="229"/>
          <table:table-cell table:number-columns-repeated="4"/>
        </table:table-row>
        <table:table-row table:style-name="ro2">
          <table:table-cell table:style-name="ce1"/>
          <table:table-cell table:style-name="ce1" office:value-type="string" calcext:value-type="string">
            <text:p>fitness</text:p>
          </table:table-cell>
          <table:table-cell table:style-name="ce4"/>
          <table:table-cell table:style-name="ce1" office:value-type="string" calcext:value-type="string">
            <text:p>geração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Tempo (s)</text:p>
          </table:table-cell>
          <table:table-cell table:style-name="ce1" table:number-columns-repeated="244"/>
          <table:table-cell table:number-columns-repeated="4"/>
        </table:table-row>
        <table:table-row table:style-name="ro2">
          <table:table-cell table:style-name="ce1" office:value-type="string" calcext:value-type="string">
            <text:p>Melhor </text:p>
          </table:table-cell>
          <table:table-cell table:style-name="ce2" table:formula="of:=MIN([.B4:.B23])" office:value-type="float" office:value="644.554257" calcext:value-type="float">
            <text:p>644,554257</text:p>
          </table:table-cell>
          <table:table-cell table:style-name="ce2"/>
          <table:table-cell table:style-name="ce2" table:formula="of:=MIN([.D4:.D23])" office:value-type="float" office:value="33" calcext:value-type="float">
            <text:p>33</text:p>
          </table:table-cell>
          <table:table-cell table:style-name="ce2" table:formula="of:=MIN([.E4:.E23])" office:value-type="float" office:value="2.47285484896661" calcext:value-type="float">
            <text:p>2,472854849</text:p>
          </table:table-cell>
          <table:table-cell table:style-name="ce2" table:formula="of:=MIN([eil101.F4:.F23])" office:value-type="float" office:value="47" calcext:value-type="float">
            <text:p>47</text:p>
          </table:table-cell>
          <table:table-cell table:style-name="ce2"/>
          <table:table-cell table:style-name="ce1" table:number-columns-repeated="243"/>
          <table:table-cell table:number-columns-repeated="4"/>
        </table:table-row>
        <table:table-row table:style-name="ro2">
          <table:table-cell table:style-name="ce1" office:value-type="string" calcext:value-type="string">
            <text:p>Pior</text:p>
          </table:table-cell>
          <table:table-cell table:style-name="ce2" table:formula="of:=MAX([.B4:.B23])" office:value-type="float" office:value="663.266866" calcext:value-type="float">
            <text:p>663,266866</text:p>
          </table:table-cell>
          <table:table-cell table:style-name="ce2"/>
          <table:table-cell table:style-name="ce2" table:formula="of:=MAX([.D4:.D23])" office:value-type="float" office:value="197" calcext:value-type="float">
            <text:p>197</text:p>
          </table:table-cell>
          <table:table-cell table:style-name="ce2" table:formula="of:=MAX([.E4:.E23])" office:value-type="float" office:value="5.44783243243244" calcext:value-type="float">
            <text:p>5,4478324324</text:p>
          </table:table-cell>
          <table:table-cell table:style-name="ce2" table:formula="of:=MAX([eil101.F4:.F23])" office:value-type="float" office:value="1332" calcext:value-type="float">
            <text:p>1332</text:p>
          </table:table-cell>
          <table:table-cell table:style-name="ce2"/>
          <table:table-cell table:style-name="ce1" table:number-columns-repeated="243"/>
          <table:table-cell table:number-columns-repeated="4"/>
        </table:table-row>
        <table:table-row table:style-name="ro2">
          <table:table-cell table:style-name="ce1" office:value-type="string" calcext:value-type="string">
            <text:p>media</text:p>
          </table:table-cell>
          <table:table-cell table:style-name="ce1" table:formula="of:=AVERAGE([.B4:.B23])" office:value-type="float" office:value="656.1036918" calcext:value-type="float">
            <text:p>656,1036918</text:p>
          </table:table-cell>
          <table:table-cell table:style-name="ce1"/>
          <table:table-cell table:style-name="ce1" table:formula="of:=AVERAGE([.D4:.D23])" office:value-type="float" office:value="79.25" calcext:value-type="float">
            <text:p>79,25</text:p>
          </table:table-cell>
          <table:table-cell table:style-name="ce1" table:formula="of:=AVERAGE([.E4:.E23])" office:value-type="float" office:value="4.30901300476947" calcext:value-type="float">
            <text:p>4,3090130048</text:p>
          </table:table-cell>
          <table:table-cell table:style-name="ce1" table:formula="of:=AVERAGE([eil101.F4:.F23])" office:value-type="float" office:value="492.55" calcext:value-type="float">
            <text:p>492,55</text:p>
          </table:table-cell>
          <table:table-cell table:style-name="ce1" table:number-columns-repeated="244"/>
          <table:table-cell table:number-columns-repeated="4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247"/>
          <table:table-cell table:number-columns-repeated="4"/>
        </table:table-row>
        <table:table-row table:style-name="ro2">
          <table:table-cell table:style-name="ce1" office:value-type="string" calcext:value-type="string">
            <text:p>Desvio Padrão</text:p>
          </table:table-cell>
          <table:table-cell table:style-name="ce1" table:formula="of:=STDEV([.B4:.B23])" office:value-type="float" office:value="3.75678633568834" calcext:value-type="float">
            <text:p>3,7567863357</text:p>
          </table:table-cell>
          <table:table-cell table:style-name="ce4"/>
          <table:table-cell table:style-name="ce1" table:number-columns-repeated="247"/>
          <table:table-cell table:number-columns-repeated="4"/>
        </table:table-row>
        <table:table-row table:style-name="ro3" table:number-rows-repeated="1048545">
          <table:table-cell table:number-columns-repeated="254"/>
        </table:table-row>
        <table:table-row table:style-name="ro3">
          <table:table-cell table:number-columns-repeated="254"/>
        </table:table-row>
      </table:table>
      <table:table table:name="gr666" table:style-name="ta1">
        <office:forms form:automatic-focus="false" form:apply-design-mode="false"/>
        <table:shapes>
          <draw:frame draw:z-index="0" draw:style-name="gr1" draw:text-style-name="P1" svg:width="15.39cm" svg:height="4.572cm" svg:x="0.319cm" svg:y="14.38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932cm" svg:height="7.008cm" svg:x="16.066cm" svg:y="12.055cm">
            <draw:object draw:notify-on-update-of-ranges="gr666.H3:gr666.X3 gr666.G4:gr666.G4 gr666.H4:gr666.X4 gr666.G5:gr666.G5 gr666.H5:gr666.X5 gr666.G6:gr666.G6 gr666.H6:gr666.X6 gr666.G7:gr666.G7 gr666.H7:gr666.X7 gr666.G8:gr666.G8 gr666.H8:gr666.X8 gr666.G9:gr666.G9 gr666.H9:gr666.X9 gr666.G10:gr666.G10 gr666.H10:gr666.X10 gr666.G11:gr666.G11 gr666.H11:gr666.X11 gr666.G12:gr666.G12 gr666.H12:gr666.X12 gr666.G13:gr666.G13 gr666.H13:gr666.X13 gr666.G14:gr666.G14 gr666.H14:gr666.X14 gr666.G15:gr666.G15 gr666.H15:gr666.X15 gr666.G16:gr666.G16 gr666.H16:gr666.X16 gr666.G17:gr666.G17 gr666.H17:gr666.X17 gr666.G18:gr666.G18 gr666.H18:gr666.X18 gr666.G19:gr666.G19 gr666.H19:gr666.X19 gr666.G20:gr666.G20 gr666.H20:gr666.X20 gr666.G21:gr666.G21 gr666.H21:gr666.X21 gr666.G22:gr666.G22 gr666.H22:gr666.X22 gr666.G23:gr666.G23 gr666.H23:gr666.X23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column table:style-name="co14" table:number-columns-repeated="7" table:default-cell-style-name="Default"/>
        <table:table-column table:style-name="co6" table:default-cell-style-name="Default"/>
        <table:table-column table:style-name="co2" table:number-columns-repeated="234" table:default-cell-style-name="Default"/>
        <table:table-row table:style-name="ro1">
          <table:table-cell table:style-name="ce1" office:value-type="string" calcext:value-type="string">
            <text:p>gr666</text:p>
          </table:table-cell>
          <table:table-cell table:style-name="ce1" office:value-type="string" calcext:value-type="string">
            <text:p>ótimo</text:p>
          </table:table-cell>
          <table:table-cell table:style-name="ce9" office:value-type="float" office:value="294358" calcext:value-type="float">
            <text:p>294358</text:p>
          </table:table-cell>
          <table:table-cell table:number-columns-repeated="5"/>
          <table:table-cell table:style-name="ce1" table:number-columns-repeated="13"/>
          <table:table-cell table:number-columns-repeated="3"/>
          <table:table-cell table:style-name="ce1" table:number-columns-repeated="235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5"/>
          <table:table-cell table:style-name="ce10" office:value-type="string" calcext:value-type="string" table:number-columns-spanned="16" table:number-rows-spanned="1">
            <text:p>melhora nos níveis</text:p>
          </table:table-cell>
          <table:covered-table-cell table:number-columns-repeated="12" table:style-name="ce1"/>
          <table:covered-table-cell table:number-columns-repeated="3"/>
          <table:table-cell table:style-name="ce1" table:number-columns-repeated="235"/>
        </table:table-row>
        <table:table-row table:style-name="ro1">
          <table:table-cell table:style-name="ce1" office:value-type="string" calcext:value-type="string">
            <text:p>execução</text:p>
          </table:table-cell>
          <table:table-cell table:style-name="ce1" office:value-type="string" calcext:value-type="string">
            <text:p>melhor</text:p>
          </table:table-cell>
          <table:table-cell table:style-name="ce4" office:value-type="string" calcext:value-type="string">
            <text:p>ótimo</text:p>
          </table:table-cell>
          <table:table-cell table:style-name="ce1" office:value-type="string" calcext:value-type="string">
            <text:p>geração</text:p>
          </table:table-cell>
          <table:table-cell table:style-name="ce1" office:value-type="string" calcext:value-type="string">
            <text:p>Erro %</text:p>
          </table:table-cell>
          <table:table-cell table:style-name="ce1" office:value-type="string" calcext:value-type="string">
            <text:p>Tempo (s)</text:p>
          </table:table-cell>
          <table:table-cell table:style-name="ce1"/>
          <table:table-cell table:style-name="ce1" office:value-type="string" calcext:value-type="string">
            <text:p>n0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n3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n5</text:p>
          </table:table-cell>
          <table:table-cell table:style-name="ce1" office:value-type="string" calcext:value-type="string">
            <text:p>n6</text:p>
          </table:table-cell>
          <table:table-cell table:style-name="ce1" office:value-type="string" calcext:value-type="string">
            <text:p>n7</text:p>
          </table:table-cell>
          <table:table-cell table:style-name="ce1" office:value-type="string" calcext:value-type="string">
            <text:p>n8</text:p>
          </table:table-cell>
          <table:table-cell table:style-name="ce1" office:value-type="string" calcext:value-type="string">
            <text:p>n9</text:p>
          </table:table-cell>
          <table:table-cell table:style-name="ce1" office:value-type="string" calcext:value-type="string">
            <text:p>n10</text:p>
          </table:table-cell>
          <table:table-cell table:style-name="ce1" office:value-type="string" calcext:value-type="string">
            <text:p>n11</text:p>
          </table:table-cell>
          <table:table-cell table:style-name="ce1" office:value-type="string" calcext:value-type="string">
            <text:p>n12</text:p>
          </table:table-cell>
          <table:table-cell table:style-name="ce1" office:value-type="string" calcext:value-type="string">
            <text:p>n13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n16</text:p>
          </table:table-cell>
          <table:table-cell table:style-name="ce1" office:value-type="string" calcext:value-type="string">
            <text:p>Combinação</text:p>
          </table:table-cell>
          <table:table-cell table:style-name="ce1"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321828" calcext:value-type="float">
            <text:p>321828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96" calcext:value-type="float">
            <text:p>296</text:p>
          </table:table-cell>
          <table:table-cell table:style-name="ce1" table:formula="of:=(([gr666.B4]-294358)/294358)*100" office:value-type="float" office:value="9.33217374761345" calcext:value-type="float">
            <text:p>9,3321737476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execução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13996" calcext:value-type="float">
            <text:p>313996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96" calcext:value-type="float">
            <text:p>296</text:p>
          </table:table-cell>
          <table:table-cell table:style-name="ce1" table:formula="of:=(([gr666.B5]-294358)/294358)*100" office:value-type="float" office:value="6.67146807628806" calcext:value-type="float">
            <text:p>6,671468076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string" calcext:value-type="string">
            <text:p>execução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17252" calcext:value-type="float">
            <text:p>317252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187" calcext:value-type="float">
            <text:p>187</text:p>
          </table:table-cell>
          <table:table-cell table:style-name="ce1" table:formula="of:=(([gr666.B6]-294358)/294358)*100" office:value-type="float" office:value="7.77760414189524" calcext:value-type="float">
            <text:p>7,7776041419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string" calcext:value-type="string">
            <text:p>execução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18899" calcext:value-type="float">
            <text:p>318899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88" calcext:value-type="float">
            <text:p>288</text:p>
          </table:table-cell>
          <table:table-cell table:style-name="ce1" table:formula="of:=(([gr666.B7]-294358)/294358)*100" office:value-type="float" office:value="8.3371268998974" calcext:value-type="float">
            <text:p>8,3371268999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execução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14701" calcext:value-type="float">
            <text:p>314701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22" calcext:value-type="float">
            <text:p>222</text:p>
          </table:table-cell>
          <table:table-cell table:style-name="ce1" table:formula="of:=(([gr666.B8]-294358)/294358)*100" office:value-type="float" office:value="6.91097235339281" calcext:value-type="float">
            <text:p>6,9109723534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execução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20303" calcext:value-type="float">
            <text:p>320303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53" calcext:value-type="float">
            <text:p>253</text:p>
          </table:table-cell>
          <table:table-cell table:style-name="ce1" table:formula="of:=(([gr666.B9]-294358)/294358)*100" office:value-type="float" office:value="8.81409711983367" calcext:value-type="float">
            <text:p>8,8140971198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string" calcext:value-type="string">
            <text:p>execução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16234" calcext:value-type="float">
            <text:p>316234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32" calcext:value-type="float">
            <text:p>232</text:p>
          </table:table-cell>
          <table:table-cell table:style-name="ce1" table:formula="of:=(([gr666.B10]-294358)/294358)*100" office:value-type="float" office:value="7.43176676020356" calcext:value-type="float">
            <text:p>7,4317667602</text:p>
          </table:table-cell>
          <table:table-cell table:style-name="ce1" office:value-type="float" office:value="1546" calcext:value-type="float">
            <text:p>1546</text:p>
          </table:table-cell>
          <table:table-cell table:style-name="ce1" office:value-type="string" calcext:value-type="string">
            <text:p>execução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15596" calcext:value-type="float">
            <text:p>315596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38" calcext:value-type="float">
            <text:p>238</text:p>
          </table:table-cell>
          <table:table-cell table:style-name="ce1" table:formula="of:=(([gr666.B11]-294358)/294358)*100" office:value-type="float" office:value="7.21502388248323" calcext:value-type="float">
            <text:p>7,2150238825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string" calcext:value-type="string">
            <text:p>execução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13026" calcext:value-type="float">
            <text:p>313026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116" calcext:value-type="float">
            <text:p>116</text:p>
          </table:table-cell>
          <table:table-cell table:style-name="ce1" table:formula="of:=(([gr666.B12]-294358)/294358)*100" office:value-type="float" office:value="6.34193736878223" calcext:value-type="float">
            <text:p>6,3419373688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string" calcext:value-type="string">
            <text:p>execução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7457" calcext:value-type="float">
            <text:p>317457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86" calcext:value-type="float">
            <text:p>286</text:p>
          </table:table-cell>
          <table:table-cell table:style-name="ce1" table:formula="of:=(([gr666.B13]-294358)/294358)*100" office:value-type="float" office:value="7.847247229564" calcext:value-type="float">
            <text:p>7,8472472296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execução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234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8350" calcext:value-type="float">
            <text:p>318350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67" calcext:value-type="float">
            <text:p>267</text:p>
          </table:table-cell>
          <table:table-cell table:style-name="ce1" table:formula="of:=(([gr666.B14]-294358)/294358)*100" office:value-type="float" office:value="8.15061931389668" calcext:value-type="float">
            <text:p>8,1506193139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execução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2738" calcext:value-type="float">
            <text:p>312738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78" calcext:value-type="float">
            <text:p>278</text:p>
          </table:table-cell>
          <table:table-cell table:style-name="ce1" table:formula="of:=(([gr666.B15]-294358)/294358)*100" office:value-type="float" office:value="6.2440973236671" calcext:value-type="float">
            <text:p>6,2440973237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string" calcext:value-type="string">
            <text:p>execução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5327" calcext:value-type="float">
            <text:p>315327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15" calcext:value-type="float">
            <text:p>215</text:p>
          </table:table-cell>
          <table:table-cell table:style-name="ce1" table:formula="of:=(([gr666.B16]-294358)/294358)*100" office:value-type="float" office:value="7.12363856256667" calcext:value-type="float">
            <text:p>7,1236385626</text:p>
          </table:table-cell>
          <table:table-cell table:style-name="ce1" office:value-type="float" office:value="2068" calcext:value-type="float">
            <text:p>2068</text:p>
          </table:table-cell>
          <table:table-cell table:style-name="ce1" office:value-type="string" calcext:value-type="string">
            <text:p>execução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9598" calcext:value-type="float">
            <text:p>319598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195" calcext:value-type="float">
            <text:p>195</text:p>
          </table:table-cell>
          <table:table-cell table:style-name="ce1" table:formula="of:=(([gr666.B17]-294358)/294358)*100" office:value-type="float" office:value="8.57459284272892" calcext:value-type="float">
            <text:p>8,5745928427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execução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0423" calcext:value-type="float">
            <text:p>310423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184" calcext:value-type="float">
            <text:p>184</text:p>
          </table:table-cell>
          <table:table-cell table:style-name="ce1" table:formula="of:=(([gr666.B18]-294358)/294358)*100" office:value-type="float" office:value="5.45764001657845" calcext:value-type="float">
            <text:p>5,4576400166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string" calcext:value-type="string">
            <text:p>execução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0160" calcext:value-type="float">
            <text:p>320160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197" calcext:value-type="float">
            <text:p>197</text:p>
          </table:table-cell>
          <table:table-cell table:style-name="ce1" table:formula="of:=(([gr666.B19]-294358)/294358)*100" office:value-type="float" office:value="8.76551681965498" calcext:value-type="float">
            <text:p>8,7655168197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execução1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18265" calcext:value-type="float">
            <text:p>318265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195" calcext:value-type="float">
            <text:p>195</text:p>
          </table:table-cell>
          <table:table-cell table:style-name="ce1" table:formula="of:=(([gr666.B20]-294358)/294358)*100" office:value-type="float" office:value="8.12174291169256" calcext:value-type="float">
            <text:p>8,1217429117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execução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3461" calcext:value-type="float">
            <text:p>313461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229" calcext:value-type="float">
            <text:p>229</text:p>
          </table:table-cell>
          <table:table-cell table:style-name="ce1" table:formula="of:=(([gr666.B21]-294358)/294358)*100" office:value-type="float" office:value="6.48971660359154" calcext:value-type="float">
            <text:p>6,4897166036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string" calcext:value-type="string">
            <text:p>execução1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number-columns-repeated="4"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0281" calcext:value-type="float">
            <text:p>310281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formula="of:=(([gr666.B22]-294358)/294358)*100" office:value-type="float" office:value="5.40939943877863" calcext:value-type="float">
            <text:p>5,4093994388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string" calcext:value-type="string">
            <text:p>execução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23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9952" calcext:value-type="float">
            <text:p>319952</text:p>
          </table:table-cell>
          <table:table-cell table:style-name="ce3" office:value-type="float" office:value="294358" calcext:value-type="float">
            <text:p>294358</text:p>
          </table:table-cell>
          <table:table-cell table:style-name="ce1" office:value-type="float" office:value="178" calcext:value-type="float">
            <text:p>178</text:p>
          </table:table-cell>
          <table:table-cell table:style-name="ce1" table:formula="of:=(([gr666.B23]-294358)/294358)*100" office:value-type="float" office:value="8.69485456484961" calcext:value-type="float">
            <text:p>8,6948545648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execução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34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4"/>
          <table:table-cell table:style-name="ce1" table:formula="of:=AVERAGE([gr666.H4:.H23])" office:value-type="float" office:value="35.45" calcext:value-type="float">
            <text:p>35,45</text:p>
          </table:table-cell>
          <table:table-cell table:style-name="ce1" table:formula="of:=AVERAGE([gr666.I4:.I23])" office:value-type="float" office:value="43.7" calcext:value-type="float">
            <text:p>43,7</text:p>
          </table:table-cell>
          <table:table-cell table:style-name="ce1" table:formula="of:=AVERAGE([gr666.J4:.J23])" office:value-type="float" office:value="29.75" calcext:value-type="float">
            <text:p>29,75</text:p>
          </table:table-cell>
          <table:table-cell table:style-name="ce1" table:formula="of:=AVERAGE([gr666.K4:.K23])" office:value-type="float" office:value="30.35" calcext:value-type="float">
            <text:p>30,35</text:p>
          </table:table-cell>
          <table:table-cell table:style-name="ce1" table:formula="of:=AVERAGE([gr666.L4:.L23])" office:value-type="float" office:value="31.75" calcext:value-type="float">
            <text:p>31,75</text:p>
          </table:table-cell>
          <table:table-cell table:style-name="ce1" table:formula="of:=AVERAGE([gr666.M4:.M23])" office:value-type="float" office:value="33.1" calcext:value-type="float">
            <text:p>33,1</text:p>
          </table:table-cell>
          <table:table-cell table:style-name="ce1" table:formula="of:=AVERAGE([gr666.N4:.N23])" office:value-type="float" office:value="33.6" calcext:value-type="float">
            <text:p>33,6</text:p>
          </table:table-cell>
          <table:table-cell table:style-name="ce1" table:formula="of:=AVERAGE([gr666.O4:.O23])" office:value-type="float" office:value="34.65" calcext:value-type="float">
            <text:p>34,65</text:p>
          </table:table-cell>
          <table:table-cell table:style-name="ce1" table:formula="of:=AVERAGE([gr666.P4:.P23])" office:value-type="float" office:value="34" calcext:value-type="float">
            <text:p>34</text:p>
          </table:table-cell>
          <table:table-cell table:style-name="ce1" table:formula="of:=AVERAGE([gr666.Q4:.Q23])" office:value-type="float" office:value="31.55" calcext:value-type="float">
            <text:p>31,55</text:p>
          </table:table-cell>
          <table:table-cell table:style-name="ce1" table:formula="of:=AVERAGE([gr666.R4:.R23])" office:value-type="float" office:value="29" calcext:value-type="float">
            <text:p>29</text:p>
          </table:table-cell>
          <table:table-cell table:style-name="ce1" table:formula="of:=AVERAGE([gr666.S4:.S23])" office:value-type="float" office:value="21.85" calcext:value-type="float">
            <text:p>21,85</text:p>
          </table:table-cell>
          <table:table-cell table:style-name="ce1" table:formula="of:=AVERAGE([gr666.T4:.T23])" office:value-type="float" office:value="15.3" calcext:value-type="float">
            <text:p>15,3</text:p>
          </table:table-cell>
          <table:table-cell table:style-name="ce1" table:formula="of:=AVERAGE([gr666.U4:.U23])" office:value-type="float" office:value="8.15" calcext:value-type="float">
            <text:p>8,15</text:p>
          </table:table-cell>
          <table:table-cell table:style-name="ce1" table:formula="of:=AVERAGE([gr666.V4:.V23])" office:value-type="float" office:value="3.05" calcext:value-type="float">
            <text:p>3,05</text:p>
          </table:table-cell>
          <table:table-cell table:style-name="ce1" table:formula="of:=AVERAGE([gr666.W4:.W23])" office:value-type="float" office:value="0.7" calcext:value-type="float">
            <text:p>0,7</text:p>
          </table:table-cell>
          <table:table-cell table:style-name="ce1" table:formula="of:=AVERAGE([gr666.X4:.X23])" office:value-type="float" office:value="0.05" calcext:value-type="float">
            <text:p>0,05</text:p>
          </table:table-cell>
          <table:table-cell table:style-name="ce1" table:formula="of:=AVERAGE([gr666.Y4:.Y23])" office:value-type="float" office:value="22.4" calcext:value-type="float">
            <text:p>22,4</text:p>
          </table:table-cell>
          <table:table-cell table:style-name="ce1" office:value-type="string" calcext:value-type="string">
            <text:p>Média</text:p>
          </table:table-cell>
          <table:table-cell table:style-name="ce1" table:number-columns-repeated="233"/>
        </table:table-row>
        <table:table-row table:style-name="ro1">
          <table:table-cell table:style-name="ce1"/>
          <table:table-cell table:style-name="ce1" office:value-type="string" calcext:value-type="string">
            <text:p>fitness</text:p>
          </table:table-cell>
          <table:table-cell table:style-name="ce4"/>
          <table:table-cell table:style-name="ce1" office:value-type="string" calcext:value-type="string">
            <text:p>geração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Tempo (s)</text:p>
          </table:table-cell>
          <table:table-cell table:style-name="ce1" table:number-columns-repeated="251"/>
          <table:table-cell table:number-columns-repeated="2"/>
        </table:table-row>
        <table:table-row table:style-name="ro1">
          <table:table-cell table:style-name="ce1" office:value-type="string" calcext:value-type="string">
            <text:p>Melhor </text:p>
          </table:table-cell>
          <table:table-cell table:style-name="ce1" table:formula="of:=MIN([gr666.B4:.B23])" office:value-type="float" office:value="310281" calcext:value-type="float">
            <text:p>310281</text:p>
          </table:table-cell>
          <table:table-cell table:style-name="ce4"/>
          <table:table-cell table:style-name="ce1" office:value-type="float" office:value="86" calcext:value-type="float">
            <text:p>86</text:p>
          </table:table-cell>
          <table:table-cell table:style-name="ce2" table:formula="of:=MIN([gr666.E4:.E23])" office:value-type="float" office:value="5.40939943877863" calcext:value-type="float">
            <text:p>5,4093994388</text:p>
          </table:table-cell>
          <table:table-cell table:style-name="ce2" table:formula="of:=MIN([gr666.F4:.F23])" office:value-type="float" office:value="158" calcext:value-type="float">
            <text:p>158</text:p>
          </table:table-cell>
          <table:table-cell table:style-name="ce2"/>
          <table:table-cell table:style-name="ce1" table:number-columns-repeated="250"/>
          <table:table-cell table:number-columns-repeated="2"/>
        </table:table-row>
        <table:table-row table:style-name="ro1">
          <table:table-cell table:style-name="ce1" office:value-type="string" calcext:value-type="string">
            <text:p>Pior</text:p>
          </table:table-cell>
          <table:table-cell table:style-name="ce1" table:formula="of:=MAX([gr666.B4:.B23])" office:value-type="float" office:value="321828" calcext:value-type="float">
            <text:p>321828</text:p>
          </table:table-cell>
          <table:table-cell table:style-name="ce4"/>
          <table:table-cell table:style-name="ce1" office:value-type="float" office:value="294" calcext:value-type="float">
            <text:p>294</text:p>
          </table:table-cell>
          <table:table-cell table:style-name="ce2" table:formula="of:=MAX([gr666.E4:.E23])" office:value-type="float" office:value="9.33217374761345" calcext:value-type="float">
            <text:p>9,3321737476</text:p>
          </table:table-cell>
          <table:table-cell table:style-name="ce2" table:formula="of:=MAX([gr666.F4:.F23])" office:value-type="float" office:value="2068" calcext:value-type="float">
            <text:p>2068</text:p>
          </table:table-cell>
          <table:table-cell table:style-name="ce2"/>
          <table:table-cell table:style-name="ce1" table:number-columns-repeated="250"/>
          <table:table-cell table:number-columns-repeated="2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table:formula="of:=AVERAGE([gr666.B4:.B23])" office:value-type="float" office:value="316392.35" calcext:value-type="float">
            <text:p>316392,35</text:p>
          </table:table-cell>
          <table:table-cell table:style-name="ce4"/>
          <table:table-cell table:style-name="ce1" table:formula="of:=AVERAGE([gr666.D5:.D14])" office:value-type="float" office:value="238.5" calcext:value-type="float">
            <text:p>238,5</text:p>
          </table:table-cell>
          <table:table-cell table:style-name="ce1" table:formula="of:=AVERAGE([gr666.E4:.E23])" office:value-type="float" office:value="7.48556179889794" calcext:value-type="float">
            <text:p>7,4855617989</text:p>
          </table:table-cell>
          <table:table-cell table:style-name="ce1" table:formula="of:=AVERAGE([gr666.F4:.F23])" office:value-type="float" office:value="942.65" calcext:value-type="float">
            <text:p>942,65</text:p>
          </table:table-cell>
          <table:table-cell table:style-name="ce1" table:number-columns-repeated="25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54"/>
          <table:table-cell table:number-columns-repeated="2"/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1" table:formula="of:=STDEV([gr666.B4:.B23])" office:value-type="float" office:value="3357.12485500692" calcext:value-type="float">
            <text:p>3357,1248550069</text:p>
          </table:table-cell>
          <table:table-cell table:style-name="ce4"/>
          <table:table-cell table:style-name="ce1" table:number-columns-repeated="254"/>
          <table:table-cell table:number-columns-repeated="2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254"/>
          <table:table-cell table:number-columns-repeated="2"/>
        </table:table-row>
        <table:table-row table:style-name="ro3" table:number-rows-repeated="1048544">
          <table:table-cell table:number-columns-repeated="259"/>
        </table:table-row>
        <table:table-row table:style-name="ro3">
          <table:table-cell table:number-columns-repeated="259"/>
        </table:table-row>
      </table:table>
      <table:table table:name="Tempo 2-opt x recursivo" table:style-name="ta1">
        <office:forms form:automatic-focus="false" form:apply-design-mode="false"/>
        <table:shapes>
          <draw:frame draw:z-index="0" draw:style-name="gr1" draw:text-style-name="P1" svg:width="11.931cm" svg:height="7.014cm" svg:x="0.445cm" svg:y="8.272cm">
            <draw:object draw:notify-on-update-of-ranges="'Tempo 2-opt x recursivo'.A2:'Tempo 2-opt x recursivo'.A5 'Tempo 2-opt x recursivo'.B1:'Tempo 2-opt x recursivo'.B1 'Tempo 2-opt x recursivo'.B2:'Tempo 2-opt x recursivo'.B5 'Tempo 2-opt x recursivo'.C1:'Tempo 2-opt x recursivo'.C1 'Tempo 2-opt x recursivo'.C2:'Tempo 2-opt x recursivo'.C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.32cm" svg:height="7.041cm" svg:x="13.687cm" svg:y="8.378cm">
            <draw:object draw:notify-on-update-of-ranges="'Tempo 2-opt x recursivo'.A2:'Tempo 2-opt x recursivo'.A6 'Tempo 2-opt x recursivo'.B1:'Tempo 2-opt x recursivo'.B1 'Tempo 2-opt x recursivo'.B2:'Tempo 2-opt x recursivo'.B6 'Tempo 2-opt x recursivo'.C1:'Tempo 2-opt x recursivo'.C1 'Tempo 2-opt x recursivo'.C2:'Tempo 2-opt x recursivo'.C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2.431cm" svg:height="6.933cm" svg:x="13.575cm" svg:y="0.259cm">
            <draw:object draw:notify-on-update-of-ranges="'Tempo 2-opt x recursivo'.A2:'Tempo 2-opt x recursivo'.A4 'Tempo 2-opt x recursivo'.B1:'Tempo 2-opt x recursivo'.B1 'Tempo 2-opt x recursivo'.B2:'Tempo 2-opt x recursivo'.B4 'Tempo 2-opt x recursivo'.C1:'Tempo 2-opt x recursivo'.C1 'Tempo 2-opt x recursivo'.C2:'Tempo 2-opt x recursivo'.C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2" table:default-cell-style-name="ce1"/>
        <table:table-column table:style-name="co2" table:default-cell-style-name="ce4"/>
        <table:table-row table:style-name="ro3">
          <table:table-cell office:value-type="string" calcext:value-type="string">
            <text:p>quantidade nós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recursivo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[eil51.F28]" office:value-type="float" office:value="34.6" calcext:value-type="float">
            <text:p>34,6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formula="of:=[gr96.F28]" office:value-type="float" office:value="194.3" calcext:value-type="float">
            <text:p>194,3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[eil101.F28]" office:value-type="float" office:value="492.55" calcext:value-type="float">
            <text:p>492,55</text:p>
          </table:table-cell>
        </table:table-row>
        <table:table-row table:style-name="ro3">
          <table:table-cell office:value-type="float" office:value="666" calcext:value-type="float">
            <text:p>666</text:p>
          </table:table-cell>
          <table:table-cell office:value-type="float" office:value="20000" calcext:value-type="float">
            <text:p>20000</text:p>
          </table:table-cell>
          <table:table-cell table:formula="of:=[gr666.F28]" office:value-type="float" office:value="942.65" calcext:value-type="float">
            <text:p>942,65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1480" calcext:value-type="float">
            <text:p>1480</text:p>
          </table:table-cell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21:49:15.7177304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. Júnior</meta:initial-creator>
    <meta:creation-date>2017-03-13T10:39:18.726024600</meta:creation-date>
    <dc:creator>G. Júnior</dc:creator>
    <dc:date>2017-04-08T22:00:46.564607962</dc:date>
    <meta:editing-cycles>35</meta:editing-cycles>
    <meta:editing-duration>P1DT4H5M16S</meta:editing-duration>
    <meta:generator>LibreOffice/4.3.3.2$Linux_x86 LibreOffice_project/430m0$Build-2</meta:generator>
    <meta:document-statistic meta:table-count="5" meta:cell-count="191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9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91cm" svg:height="4.573cm" xlink:href="." xlink:type="simple" chart:class="chart:line" chart:style-name="ch1">
        <chart:legend chart:legend-position="end" svg:x="13.015cm" svg:y="1.738cm" style:legend-expansion="high" chart:style-name="ch2"/>
        <chart:plot-area chart:style-name="ch3" chart:data-source-has-labels="both" svg:x="1.318cm" svg:y="0.091cm" svg:width="11.39cm" svg:height="3.41cm">
          <chartooo:coordinate-region svg:x="2.68cm" svg:y="0.29cm" svg:width="9.841cm" svg:height="2.564cm"/>
          <chart:axis chart:dimension="x" chart:name="primary-x" chart:style-name="ch4" chartooo:axis-type="text">
            <chart:title svg:x="6.268cm" svg:y="3.592cm" chart:style-name="ch5">
              <text:p>execução</text:p>
            </chart:title>
            <chart:categories table:cell-range-address="local-table.$A$2:.$A$20"/>
          </chart:axis>
          <chart:axis chart:dimension="y" chart:name="primary-y" chart:style-name="ch6">
            <chart:title svg:x="0.451cm" svg:y="2.343cm" chart:style-name="ch7">
              <text:p>fitnes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line">
            <chart:data-point chart:repeated="19"/>
          </chart:series>
          <chart:series chart:style-name="ch10" chart:values-cell-range-address="local-table.$C$2:.$C$20" chart:label-cell-address="local-table.$C$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</text:p>
              </table:table-cell>
              <table:table-cell office:value-type="string">
                <text:p>ótim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3996">
                <text:p>313996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7252">
                <text:p>317252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899">
                <text:p>318899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701">
                <text:p>314701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303">
                <text:p>320303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234">
                <text:p>316234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596">
                <text:p>315596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026">
                <text:p>313026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7457">
                <text:p>317457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350">
                <text:p>318350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738">
                <text:p>312738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5327">
                <text:p>315327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9598">
                <text:p>319598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423">
                <text:p>310423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160">
                <text:p>320160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265">
                <text:p>318265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3461">
                <text:p>313461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281">
                <text:p>310281</text:p>
              </table:table-cell>
              <table:table-cell office:value-type="float" office:value="294358">
                <text:p>294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9952">
                <text:p>319952</text:p>
              </table:table-cell>
              <table:table-cell office:value-type="float" office:value="294358">
                <text:p>294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95cm" svg:y="1.96cm" style:legend-expansion="high" chart:style-name="ch2"/>
        <chart:plot-area chart:style-name="ch3" table:cell-range-address="eil101.H3:eil101.R23 eil101.G5:eil101.G23" chart:data-source-has-labels="both" svg:x="0.32cm" svg:y="0.18cm" svg:width="10.356cm" svg:height="8.64cm">
          <chartooo:coordinate-region svg:x="0.941cm" svg:y="0.379cm" svg:width="9.735cm" svg:height="7.396cm"/>
          <chart:axis chart:dimension="x" chart:name="primary-x" chart:style-name="ch4" chartooo:axis-type="auto">
            <chartooo:date-scale/>
            <chart:categories table:cell-range-address="eil101.H3:eil101.R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il101.H5:eil101.R5" chart:label-cell-address="eil101.G5:eil101.G5" chart:class="chart:bar">
            <chart:data-point chart:repeated="11"/>
          </chart:series>
          <chart:series chart:style-name="ch8" chart:values-cell-range-address="eil101.H6:eil101.R6" chart:label-cell-address="eil101.G6:eil101.G6" chart:class="chart:bar">
            <chart:data-point chart:repeated="11"/>
          </chart:series>
          <chart:series chart:style-name="ch9" chart:values-cell-range-address="eil101.H7:eil101.R7" chart:label-cell-address="eil101.G7:eil101.G7" chart:class="chart:bar">
            <chart:data-point chart:repeated="11"/>
          </chart:series>
          <chart:series chart:style-name="ch10" chart:values-cell-range-address="eil101.H8:eil101.R8" chart:label-cell-address="eil101.G8:eil101.G8" chart:class="chart:bar">
            <chart:data-point chart:repeated="11"/>
          </chart:series>
          <chart:series chart:style-name="ch11" chart:values-cell-range-address="eil101.H9:eil101.R9" chart:label-cell-address="eil101.G9:eil101.G9" chart:class="chart:bar">
            <chart:data-point chart:repeated="11"/>
          </chart:series>
          <chart:series chart:style-name="ch12" chart:values-cell-range-address="eil101.H10:eil101.R10" chart:label-cell-address="eil101.G10:eil101.G10" chart:class="chart:bar">
            <chart:data-point chart:repeated="11"/>
          </chart:series>
          <chart:series chart:style-name="ch13" chart:values-cell-range-address="eil101.H11:eil101.R11" chart:label-cell-address="eil101.G11:eil101.G11" chart:class="chart:bar">
            <chart:data-point chart:repeated="11"/>
          </chart:series>
          <chart:series chart:style-name="ch14" chart:values-cell-range-address="eil101.H12:eil101.R12" chart:label-cell-address="eil101.G12:eil101.G12" chart:class="chart:bar">
            <chart:data-point chart:repeated="11"/>
          </chart:series>
          <chart:series chart:style-name="ch15" chart:values-cell-range-address="eil101.H13:eil101.R13" chart:label-cell-address="eil101.G13:eil101.G13" chart:class="chart:bar">
            <chart:data-point chart:repeated="11"/>
          </chart:series>
          <chart:series chart:style-name="ch16" chart:values-cell-range-address="eil101.H14:eil101.R14" chart:label-cell-address="eil101.G14:eil101.G14" chart:class="chart:bar">
            <chart:data-point chart:repeated="11"/>
          </chart:series>
          <chart:series chart:style-name="ch17" chart:values-cell-range-address="eil101.H15:eil101.R15" chart:label-cell-address="eil101.G15:eil101.G15" chart:class="chart:bar">
            <chart:data-point chart:repeated="11"/>
          </chart:series>
          <chart:series chart:style-name="ch18" chart:values-cell-range-address="eil101.H16:eil101.R16" chart:label-cell-address="eil101.G16:eil101.G16" chart:class="chart:bar">
            <chart:data-point chart:repeated="11"/>
          </chart:series>
          <chart:series chart:style-name="ch7" chart:values-cell-range-address="eil101.H17:eil101.R17" chart:label-cell-address="eil101.G17:eil101.G17" chart:class="chart:bar">
            <chart:data-point chart:repeated="11"/>
          </chart:series>
          <chart:series chart:style-name="ch8" chart:values-cell-range-address="eil101.H18:eil101.R18" chart:label-cell-address="eil101.G18:eil101.G18" chart:class="chart:bar">
            <chart:data-point chart:repeated="11"/>
          </chart:series>
          <chart:series chart:style-name="ch9" chart:values-cell-range-address="eil101.H19:eil101.R19" chart:label-cell-address="eil101.G19:eil101.G19" chart:class="chart:bar">
            <chart:data-point chart:repeated="11"/>
          </chart:series>
          <chart:series chart:style-name="ch10" chart:values-cell-range-address="eil101.H20:eil101.R20" chart:label-cell-address="eil101.G20:eil101.G20" chart:class="chart:bar">
            <chart:data-point chart:repeated="11"/>
          </chart:series>
          <chart:series chart:style-name="ch11" chart:values-cell-range-address="eil101.H21:eil101.R21" chart:label-cell-address="eil101.G21:eil101.G21" chart:class="chart:bar">
            <chart:data-point chart:repeated="11"/>
          </chart:series>
          <chart:series chart:style-name="ch12" chart:values-cell-range-address="eil101.H22:eil101.R22" chart:label-cell-address="eil101.G22:eil101.G22" chart:class="chart:bar">
            <chart:data-point chart:repeated="11"/>
          </chart:series>
          <chart:series chart:style-name="ch13" chart:values-cell-range-address="eil101.H23:eil101.R23" chart:label-cell-address="eil101.G23:eil101.G23" chart:class="chart:bar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ção2</text:p>
                <draw:g>
                  <svg:desc>eil101.G5:eil101.G5</svg:desc>
                </draw:g>
              </table:table-cell>
              <table:table-cell office:value-type="string">
                <text:p>execução3</text:p>
                <draw:g>
                  <svg:desc>eil101.G6:eil101.G6</svg:desc>
                </draw:g>
              </table:table-cell>
              <table:table-cell office:value-type="string">
                <text:p>execução4</text:p>
                <draw:g>
                  <svg:desc>eil101.G7:eil101.G7</svg:desc>
                </draw:g>
              </table:table-cell>
              <table:table-cell office:value-type="string">
                <text:p>execução5</text:p>
                <draw:g>
                  <svg:desc>eil101.G8:eil101.G8</svg:desc>
                </draw:g>
              </table:table-cell>
              <table:table-cell office:value-type="string">
                <text:p>execução6</text:p>
                <draw:g>
                  <svg:desc>eil101.G9:eil101.G9</svg:desc>
                </draw:g>
              </table:table-cell>
              <table:table-cell office:value-type="string">
                <text:p>execução7</text:p>
                <draw:g>
                  <svg:desc>eil101.G10:eil101.G10</svg:desc>
                </draw:g>
              </table:table-cell>
              <table:table-cell office:value-type="string">
                <text:p>execução8</text:p>
                <draw:g>
                  <svg:desc>eil101.G11:eil101.G11</svg:desc>
                </draw:g>
              </table:table-cell>
              <table:table-cell office:value-type="string">
                <text:p>execução9</text:p>
                <draw:g>
                  <svg:desc>eil101.G12:eil101.G12</svg:desc>
                </draw:g>
              </table:table-cell>
              <table:table-cell office:value-type="string">
                <text:p>execução10</text:p>
                <draw:g>
                  <svg:desc>eil101.G13:eil101.G13</svg:desc>
                </draw:g>
              </table:table-cell>
              <table:table-cell office:value-type="string">
                <text:p>execução11</text:p>
                <draw:g>
                  <svg:desc>eil101.G14:eil101.G14</svg:desc>
                </draw:g>
              </table:table-cell>
              <table:table-cell office:value-type="string">
                <text:p>execução12</text:p>
                <draw:g>
                  <svg:desc>eil101.G15:eil101.G15</svg:desc>
                </draw:g>
              </table:table-cell>
              <table:table-cell office:value-type="string">
                <text:p>execução13</text:p>
                <draw:g>
                  <svg:desc>eil101.G16:eil101.G16</svg:desc>
                </draw:g>
              </table:table-cell>
              <table:table-cell office:value-type="string">
                <text:p>execução14</text:p>
                <draw:g>
                  <svg:desc>eil101.G17:eil101.G17</svg:desc>
                </draw:g>
              </table:table-cell>
              <table:table-cell office:value-type="string">
                <text:p>execução15</text:p>
                <draw:g>
                  <svg:desc>eil101.G18:eil101.G18</svg:desc>
                </draw:g>
              </table:table-cell>
              <table:table-cell office:value-type="string">
                <text:p>execução16</text:p>
                <draw:g>
                  <svg:desc>eil101.G19:eil101.G19</svg:desc>
                </draw:g>
              </table:table-cell>
              <table:table-cell office:value-type="string">
                <text:p>execução17</text:p>
                <draw:g>
                  <svg:desc>eil101.G20:eil101.G20</svg:desc>
                </draw:g>
              </table:table-cell>
              <table:table-cell office:value-type="string">
                <text:p>execução18</text:p>
                <draw:g>
                  <svg:desc>eil101.G21:eil101.G21</svg:desc>
                </draw:g>
              </table:table-cell>
              <table:table-cell office:value-type="string">
                <text:p>execução19</text:p>
                <draw:g>
                  <svg:desc>eil101.G22:eil101.G22</svg:desc>
                </draw:g>
              </table:table-cell>
              <table:table-cell office:value-type="string">
                <text:p>execução20</text:p>
                <draw:g>
                  <svg:desc>eil101.G23:eil101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ecução2</text:p>
                <draw:g>
                  <svg:desc>eil101.H3:eil101.R4</svg:desc>
                </draw:g>
              </table:table-cell>
              <table:table-cell office:value-type="float" office:value="14">
                <text:p>14</text:p>
                <draw:g>
                  <svg:desc>eil101.H5:eil101.R5</svg:desc>
                </draw:g>
              </table:table-cell>
              <table:table-cell office:value-type="float" office:value="18">
                <text:p>18</text:p>
                <draw:g>
                  <svg:desc>eil101.H6:eil101.R6</svg:desc>
                </draw:g>
              </table:table-cell>
              <table:table-cell office:value-type="float" office:value="16">
                <text:p>16</text:p>
                <draw:g>
                  <svg:desc>eil101.H7:eil101.R7</svg:desc>
                </draw:g>
              </table:table-cell>
              <table:table-cell office:value-type="float" office:value="15">
                <text:p>15</text:p>
                <draw:g>
                  <svg:desc>eil101.H8:eil101.R8</svg:desc>
                </draw:g>
              </table:table-cell>
              <table:table-cell office:value-type="float" office:value="16">
                <text:p>16</text:p>
                <draw:g>
                  <svg:desc>eil101.H9:eil101.R9</svg:desc>
                </draw:g>
              </table:table-cell>
              <table:table-cell office:value-type="float" office:value="12">
                <text:p>12</text:p>
                <draw:g>
                  <svg:desc>eil101.H10:eil101.R10</svg:desc>
                </draw:g>
              </table:table-cell>
              <table:table-cell office:value-type="float" office:value="14">
                <text:p>14</text:p>
                <draw:g>
                  <svg:desc>eil101.H11:eil101.R11</svg:desc>
                </draw:g>
              </table:table-cell>
              <table:table-cell office:value-type="float" office:value="16">
                <text:p>16</text:p>
                <draw:g>
                  <svg:desc>eil101.H12:eil101.R12</svg:desc>
                </draw:g>
              </table:table-cell>
              <table:table-cell office:value-type="float" office:value="8">
                <text:p>8</text:p>
                <draw:g>
                  <svg:desc>eil101.H13:eil101.R13</svg:desc>
                </draw:g>
              </table:table-cell>
              <table:table-cell office:value-type="float" office:value="12">
                <text:p>12</text:p>
                <draw:g>
                  <svg:desc>eil101.H14:eil101.R14</svg:desc>
                </draw:g>
              </table:table-cell>
              <table:table-cell office:value-type="float" office:value="11">
                <text:p>11</text:p>
                <draw:g>
                  <svg:desc>eil101.H15:eil101.R15</svg:desc>
                </draw:g>
              </table:table-cell>
              <table:table-cell office:value-type="float" office:value="12">
                <text:p>12</text:p>
                <draw:g>
                  <svg:desc>eil101.H16:eil101.R16</svg:desc>
                </draw:g>
              </table:table-cell>
              <table:table-cell office:value-type="float" office:value="16">
                <text:p>16</text:p>
                <draw:g>
                  <svg:desc>eil101.H17:eil101.R17</svg:desc>
                </draw:g>
              </table:table-cell>
              <table:table-cell office:value-type="float" office:value="15">
                <text:p>15</text:p>
                <draw:g>
                  <svg:desc>eil101.H18:eil101.R18</svg:desc>
                </draw:g>
              </table:table-cell>
              <table:table-cell office:value-type="float" office:value="13">
                <text:p>13</text:p>
                <draw:g>
                  <svg:desc>eil101.H19:eil101.R19</svg:desc>
                </draw:g>
              </table:table-cell>
              <table:table-cell office:value-type="float" office:value="12">
                <text:p>12</text:p>
                <draw:g>
                  <svg:desc>eil101.H20:eil101.R20</svg:desc>
                </draw:g>
              </table:table-cell>
              <table:table-cell office:value-type="float" office:value="15">
                <text:p>15</text:p>
                <draw:g>
                  <svg:desc>eil101.H21:eil101.R21</svg:desc>
                </draw:g>
              </table:table-cell>
              <table:table-cell office:value-type="float" office:value="17">
                <text:p>17</text:p>
                <draw:g>
                  <svg:desc>eil101.H22:eil101.R22</svg:desc>
                </draw:g>
              </table:table-cell>
              <table:table-cell office:value-type="float" office:value="12">
                <text:p>12</text:p>
                <draw:g>
                  <svg:desc>eil101.H23:eil101.R23</svg:desc>
                </draw:g>
              </table:table-cell>
            </table:table-row>
            <table:table-row>
              <table:table-cell office:value-type="string">
                <text:p>execução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xecução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xecução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xecução6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execução7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execução8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execução9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execução1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xecução1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execução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933cm" svg:height="7.009cm" xlink:href=".." xlink:type="simple" chart:class="chart:bar" chart:style-name="ch1">
        <chart:legend chart:legend-position="end" svg:x="12.929cm" svg:y="0.964cm" style:legend-expansion="high" chart:style-name="ch2"/>
        <chart:plot-area chart:style-name="ch3" table:cell-range-address="gr666.H3:gr666.X23 gr666.G4:gr666.G23" chart:data-source-has-labels="both" svg:x="0.358cm" svg:y="0.14cm" svg:width="12.213cm" svg:height="6.729cm">
          <chartooo:coordinate-region svg:x="0.979cm" svg:y="0.34cm" svg:width="11.592cm" svg:height="5.882cm"/>
          <chart:axis chart:dimension="x" chart:name="primary-x" chart:style-name="ch4" chartooo:axis-type="auto">
            <chartooo:date-scale/>
            <chart:categories table:cell-range-address="gr666.H3:gr666.X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666.H4:gr666.X4" chart:label-cell-address="gr666.G4:gr666.G4" chart:class="chart:bar">
            <chart:data-point chart:repeated="17"/>
          </chart:series>
          <chart:series chart:style-name="ch8" chart:values-cell-range-address="gr666.H5:gr666.X5" chart:label-cell-address="gr666.G5:gr666.G5" chart:class="chart:bar">
            <chart:data-point chart:repeated="17"/>
          </chart:series>
          <chart:series chart:style-name="ch9" chart:values-cell-range-address="gr666.H6:gr666.X6" chart:label-cell-address="gr666.G6:gr666.G6" chart:class="chart:bar">
            <chart:data-point chart:repeated="17"/>
          </chart:series>
          <chart:series chart:style-name="ch10" chart:values-cell-range-address="gr666.H7:gr666.X7" chart:label-cell-address="gr666.G7:gr666.G7" chart:class="chart:bar">
            <chart:data-point chart:repeated="17"/>
          </chart:series>
          <chart:series chart:style-name="ch11" chart:values-cell-range-address="gr666.H8:gr666.X8" chart:label-cell-address="gr666.G8:gr666.G8" chart:class="chart:bar">
            <chart:data-point chart:repeated="17"/>
          </chart:series>
          <chart:series chart:style-name="ch12" chart:values-cell-range-address="gr666.H9:gr666.X9" chart:label-cell-address="gr666.G9:gr666.G9" chart:class="chart:bar">
            <chart:data-point chart:repeated="17"/>
          </chart:series>
          <chart:series chart:style-name="ch13" chart:values-cell-range-address="gr666.H10:gr666.X10" chart:label-cell-address="gr666.G10:gr666.G10" chart:class="chart:bar">
            <chart:data-point chart:repeated="17"/>
          </chart:series>
          <chart:series chart:style-name="ch14" chart:values-cell-range-address="gr666.H11:gr666.X11" chart:label-cell-address="gr666.G11:gr666.G11" chart:class="chart:bar">
            <chart:data-point chart:repeated="17"/>
          </chart:series>
          <chart:series chart:style-name="ch15" chart:values-cell-range-address="gr666.H12:gr666.X12" chart:label-cell-address="gr666.G12:gr666.G12" chart:class="chart:bar">
            <chart:data-point chart:repeated="17"/>
          </chart:series>
          <chart:series chart:style-name="ch16" chart:values-cell-range-address="gr666.H13:gr666.X13" chart:label-cell-address="gr666.G13:gr666.G13" chart:class="chart:bar">
            <chart:data-point chart:repeated="17"/>
          </chart:series>
          <chart:series chart:style-name="ch17" chart:values-cell-range-address="gr666.H14:gr666.X14" chart:label-cell-address="gr666.G14:gr666.G14" chart:class="chart:bar">
            <chart:data-point chart:repeated="17"/>
          </chart:series>
          <chart:series chart:style-name="ch18" chart:values-cell-range-address="gr666.H15:gr666.X15" chart:label-cell-address="gr666.G15:gr666.G15" chart:class="chart:bar">
            <chart:data-point chart:repeated="17"/>
          </chart:series>
          <chart:series chart:style-name="ch7" chart:values-cell-range-address="gr666.H16:gr666.X16" chart:label-cell-address="gr666.G16:gr666.G16" chart:class="chart:bar">
            <chart:data-point chart:repeated="17"/>
          </chart:series>
          <chart:series chart:style-name="ch8" chart:values-cell-range-address="gr666.H17:gr666.X17" chart:label-cell-address="gr666.G17:gr666.G17" chart:class="chart:bar">
            <chart:data-point chart:repeated="17"/>
          </chart:series>
          <chart:series chart:style-name="ch9" chart:values-cell-range-address="gr666.H18:gr666.X18" chart:label-cell-address="gr666.G18:gr666.G18" chart:class="chart:bar">
            <chart:data-point chart:repeated="17"/>
          </chart:series>
          <chart:series chart:style-name="ch10" chart:values-cell-range-address="gr666.H19:gr666.X19" chart:label-cell-address="gr666.G19:gr666.G19" chart:class="chart:bar">
            <chart:data-point chart:repeated="17"/>
          </chart:series>
          <chart:series chart:style-name="ch11" chart:values-cell-range-address="gr666.H20:gr666.X20" chart:label-cell-address="gr666.G20:gr666.G20" chart:class="chart:bar">
            <chart:data-point chart:repeated="17"/>
          </chart:series>
          <chart:series chart:style-name="ch12" chart:values-cell-range-address="gr666.H21:gr666.X21" chart:label-cell-address="gr666.G21:gr666.G21" chart:class="chart:bar">
            <chart:data-point chart:repeated="17"/>
          </chart:series>
          <chart:series chart:style-name="ch13" chart:values-cell-range-address="gr666.H22:gr666.X22" chart:label-cell-address="gr666.G22:gr666.G22" chart:class="chart:bar">
            <chart:data-point chart:repeated="17"/>
          </chart:series>
          <chart:series chart:style-name="ch14" chart:values-cell-range-address="gr666.H23:gr666.X23" chart:label-cell-address="gr666.G23:gr666.G23" chart:class="chart:bar"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0</text:p>
                <draw:g>
                  <svg:desc>gr666.H3:gr666.X3</svg:desc>
                </draw:g>
              </table:table-cell>
              <table:table-cell office:value-type="string">
                <text:p>n1</text:p>
              </table:table-cell>
              <table:table-cell office:value-type="string">
                <text:p>n2</text:p>
              </table:table-cell>
              <table:table-cell office:value-type="string">
                <text:p>n3</text:p>
              </table:table-cell>
              <table:table-cell office:value-type="string">
                <text:p>n4</text:p>
              </table:table-cell>
              <table:table-cell office:value-type="string">
                <text:p>n5</text:p>
              </table:table-cell>
              <table:table-cell office:value-type="string">
                <text:p>n6</text:p>
              </table:table-cell>
              <table:table-cell office:value-type="string">
                <text:p>n7</text:p>
              </table:table-cell>
              <table:table-cell office:value-type="string">
                <text:p>n8</text:p>
              </table:table-cell>
              <table:table-cell office:value-type="string">
                <text:p>n9</text:p>
              </table:table-cell>
              <table:table-cell office:value-type="string">
                <text:p>n10</text:p>
              </table:table-cell>
              <table:table-cell office:value-type="string">
                <text:p>n11</text:p>
              </table:table-cell>
              <table:table-cell office:value-type="string">
                <text:p>n12</text:p>
              </table:table-cell>
              <table:table-cell office:value-type="string">
                <text:p>n13</text:p>
              </table:table-cell>
              <table:table-cell office:value-type="string">
                <text:p>n14</text:p>
              </table:table-cell>
              <table:table-cell office:value-type="string">
                <text:p>n15</text:p>
              </table:table-cell>
              <table:table-cell office:value-type="string">
                <text:p>n16</text:p>
              </table:table-cell>
            </table:table-row>
          </table:table-header-rows>
          <table:table-rows>
            <table:table-row>
              <table:table-cell office:value-type="string">
                <text:p>execução1</text:p>
                <draw:g>
                  <svg:desc>gr666.G4:gr666.G4</svg:desc>
                </draw:g>
              </table:table-cell>
              <table:table-cell office:value-type="float" office:value="22">
                <text:p>22</text:p>
                <draw:g>
                  <svg:desc>gr666.H4:gr666.X4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2</text:p>
                <draw:g>
                  <svg:desc>gr666.G5:gr666.G5</svg:desc>
                </draw:g>
              </table:table-cell>
              <table:table-cell office:value-type="float" office:value="32">
                <text:p>32</text:p>
                <draw:g>
                  <svg:desc>gr666.H5:gr666.X5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ecução3</text:p>
                <draw:g>
                  <svg:desc>gr666.G6:gr666.G6</svg:desc>
                </draw:g>
              </table:table-cell>
              <table:table-cell office:value-type="float" office:value="32">
                <text:p>32</text:p>
                <draw:g>
                  <svg:desc>gr666.H6:gr666.X6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4</text:p>
                <draw:g>
                  <svg:desc>gr666.G7:gr666.G7</svg:desc>
                </draw:g>
              </table:table-cell>
              <table:table-cell office:value-type="float" office:value="26">
                <text:p>26</text:p>
                <draw:g>
                  <svg:desc>gr666.H7:gr666.X7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5</text:p>
                <draw:g>
                  <svg:desc>gr666.G8:gr666.G8</svg:desc>
                </draw:g>
              </table:table-cell>
              <table:table-cell office:value-type="float" office:value="42">
                <text:p>42</text:p>
                <draw:g>
                  <svg:desc>gr666.H8:gr666.X8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6</text:p>
                <draw:g>
                  <svg:desc>gr666.G9:gr666.G9</svg:desc>
                </draw:g>
              </table:table-cell>
              <table:table-cell office:value-type="float" office:value="43">
                <text:p>43</text:p>
                <draw:g>
                  <svg:desc>gr666.H9:gr666.X9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7</text:p>
                <draw:g>
                  <svg:desc>gr666.G10:gr666.G10</svg:desc>
                </draw:g>
              </table:table-cell>
              <table:table-cell office:value-type="float" office:value="41">
                <text:p>41</text:p>
                <draw:g>
                  <svg:desc>gr666.H10:gr666.X1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8</text:p>
                <draw:g>
                  <svg:desc>gr666.G11:gr666.G11</svg:desc>
                </draw:g>
              </table:table-cell>
              <table:table-cell office:value-type="float" office:value="40">
                <text:p>40</text:p>
                <draw:g>
                  <svg:desc>gr666.H11:gr666.X11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9</text:p>
                <draw:g>
                  <svg:desc>gr666.G12:gr666.G12</svg:desc>
                </draw:g>
              </table:table-cell>
              <table:table-cell office:value-type="float" office:value="40">
                <text:p>40</text:p>
                <draw:g>
                  <svg:desc>gr666.H12:gr666.X12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0</text:p>
                <draw:g>
                  <svg:desc>gr666.G13:gr666.G13</svg:desc>
                </draw:g>
              </table:table-cell>
              <table:table-cell office:value-type="float" office:value="39">
                <text:p>39</text:p>
                <draw:g>
                  <svg:desc>gr666.H13:gr666.X13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1</text:p>
                <draw:g>
                  <svg:desc>gr666.G14:gr666.G14</svg:desc>
                </draw:g>
              </table:table-cell>
              <table:table-cell office:value-type="float" office:value="30">
                <text:p>30</text:p>
                <draw:g>
                  <svg:desc>gr666.H14:gr666.X14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2</text:p>
                <draw:g>
                  <svg:desc>gr666.G15:gr666.G15</svg:desc>
                </draw:g>
              </table:table-cell>
              <table:table-cell office:value-type="float" office:value="41">
                <text:p>41</text:p>
                <draw:g>
                  <svg:desc>gr666.H15:gr666.X15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3</text:p>
                <draw:g>
                  <svg:desc>gr666.G16:gr666.G16</svg:desc>
                </draw:g>
              </table:table-cell>
              <table:table-cell office:value-type="float" office:value="40">
                <text:p>40</text:p>
                <draw:g>
                  <svg:desc>gr666.H16:gr666.X16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4</text:p>
                <draw:g>
                  <svg:desc>gr666.G17:gr666.G17</svg:desc>
                </draw:g>
              </table:table-cell>
              <table:table-cell office:value-type="float" office:value="28">
                <text:p>28</text:p>
                <draw:g>
                  <svg:desc>gr666.H17:gr666.X17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5</text:p>
                <draw:g>
                  <svg:desc>gr666.G18:gr666.G18</svg:desc>
                </draw:g>
              </table:table-cell>
              <table:table-cell office:value-type="float" office:value="52">
                <text:p>52</text:p>
                <draw:g>
                  <svg:desc>gr666.H18:gr666.X18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6</text:p>
                <draw:g>
                  <svg:desc>gr666.G19:gr666.G19</svg:desc>
                </draw:g>
              </table:table-cell>
              <table:table-cell office:value-type="float" office:value="33">
                <text:p>33</text:p>
                <draw:g>
                  <svg:desc>gr666.H19:gr666.X19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7</text:p>
                <draw:g>
                  <svg:desc>gr666.G20:gr666.G20</svg:desc>
                </draw:g>
              </table:table-cell>
              <table:table-cell office:value-type="float" office:value="22">
                <text:p>22</text:p>
                <draw:g>
                  <svg:desc>gr666.H20:gr666.X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8</text:p>
                <draw:g>
                  <svg:desc>gr666.G21:gr666.G21</svg:desc>
                </draw:g>
              </table:table-cell>
              <table:table-cell office:value-type="float" office:value="47">
                <text:p>47</text:p>
                <draw:g>
                  <svg:desc>gr666.H21:gr666.X21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9</text:p>
                <draw:g>
                  <svg:desc>gr666.G22:gr666.G22</svg:desc>
                </draw:g>
              </table:table-cell>
              <table:table-cell office:value-type="float" office:value="36">
                <text:p>36</text:p>
                <draw:g>
                  <svg:desc>gr666.H22:gr666.X22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20</text:p>
                <draw:g>
                  <svg:desc>gr666.G23:gr666.G23</svg:desc>
                </draw:g>
              </table:table-cell>
              <table:table-cell office:value-type="float" office:value="23">
                <text:p>23</text:p>
                <draw:g>
                  <svg:desc>gr666.H23:gr666.X23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5.677cm" xlink:href=".." xlink:type="simple" chart:class="chart:bar" chart:style-name="ch1">
        <chart:legend chart:legend-position="end" svg:x="10.995cm" svg:y="0.298cm" style:legend-expansion="high" chart:style-name="ch2"/>
        <chart:plot-area chart:style-name="ch3" table:cell-range-address="gr96.H3:gr96.S23 gr96.G4:gr96.G23" chart:data-source-has-labels="both" svg:x="0.32cm" svg:y="0.113cm" svg:width="10.356cm" svg:height="5.451cm">
          <chartooo:coordinate-region svg:x="0.941cm" svg:y="0.312cm" svg:width="9.735cm" svg:height="4.605cm"/>
          <chart:axis chart:dimension="x" chart:name="primary-x" chart:style-name="ch4" chartooo:axis-type="auto">
            <chartooo:date-scale/>
            <chart:categories table:cell-range-address="gr96.H3:gr96.S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96.H4:gr96.S4" chart:label-cell-address="gr96.G4:gr96.G4" chart:class="chart:bar">
            <chart:data-point chart:repeated="12"/>
          </chart:series>
          <chart:series chart:style-name="ch8" chart:values-cell-range-address="gr96.H5:gr96.S5" chart:label-cell-address="gr96.G5:gr96.G5" chart:class="chart:bar">
            <chart:data-point chart:repeated="12"/>
          </chart:series>
          <chart:series chart:style-name="ch9" chart:values-cell-range-address="gr96.H6:gr96.S6" chart:label-cell-address="gr96.G6:gr96.G6" chart:class="chart:bar">
            <chart:data-point chart:repeated="12"/>
          </chart:series>
          <chart:series chart:style-name="ch10" chart:values-cell-range-address="gr96.H7:gr96.S7" chart:label-cell-address="gr96.G7:gr96.G7" chart:class="chart:bar">
            <chart:data-point chart:repeated="12"/>
          </chart:series>
          <chart:series chart:style-name="ch11" chart:values-cell-range-address="gr96.H8:gr96.S8" chart:label-cell-address="gr96.G8:gr96.G8" chart:class="chart:bar">
            <chart:data-point chart:repeated="12"/>
          </chart:series>
          <chart:series chart:style-name="ch12" chart:values-cell-range-address="gr96.H9:gr96.S9" chart:label-cell-address="gr96.G9:gr96.G9" chart:class="chart:bar">
            <chart:data-point chart:repeated="12"/>
          </chart:series>
          <chart:series chart:style-name="ch13" chart:values-cell-range-address="gr96.H10:gr96.S10" chart:label-cell-address="gr96.G10:gr96.G10" chart:class="chart:bar">
            <chart:data-point chart:repeated="12"/>
          </chart:series>
          <chart:series chart:style-name="ch14" chart:values-cell-range-address="gr96.H11:gr96.S11" chart:label-cell-address="gr96.G11:gr96.G11" chart:class="chart:bar">
            <chart:data-point chart:repeated="12"/>
          </chart:series>
          <chart:series chart:style-name="ch15" chart:values-cell-range-address="gr96.H12:gr96.S12" chart:label-cell-address="gr96.G12:gr96.G12" chart:class="chart:bar">
            <chart:data-point chart:repeated="12"/>
          </chart:series>
          <chart:series chart:style-name="ch16" chart:values-cell-range-address="gr96.H13:gr96.S13" chart:label-cell-address="gr96.G13:gr96.G13" chart:class="chart:bar">
            <chart:data-point chart:repeated="12"/>
          </chart:series>
          <chart:series chart:style-name="ch17" chart:values-cell-range-address="gr96.H14:gr96.S14" chart:label-cell-address="gr96.G14:gr96.G14" chart:class="chart:bar">
            <chart:data-point chart:repeated="12"/>
          </chart:series>
          <chart:series chart:style-name="ch18" chart:values-cell-range-address="gr96.H15:gr96.S15" chart:label-cell-address="gr96.G15:gr96.G15" chart:class="chart:bar">
            <chart:data-point chart:repeated="12"/>
          </chart:series>
          <chart:series chart:style-name="ch7" chart:values-cell-range-address="gr96.H16:gr96.S16" chart:label-cell-address="gr96.G16:gr96.G16" chart:class="chart:bar">
            <chart:data-point chart:repeated="12"/>
          </chart:series>
          <chart:series chart:style-name="ch8" chart:values-cell-range-address="gr96.H17:gr96.S17" chart:label-cell-address="gr96.G17:gr96.G17" chart:class="chart:bar">
            <chart:data-point chart:repeated="12"/>
          </chart:series>
          <chart:series chart:style-name="ch9" chart:values-cell-range-address="gr96.H18:gr96.S18" chart:label-cell-address="gr96.G18:gr96.G18" chart:class="chart:bar">
            <chart:data-point chart:repeated="12"/>
          </chart:series>
          <chart:series chart:style-name="ch10" chart:values-cell-range-address="gr96.H19:gr96.S19" chart:label-cell-address="gr96.G19:gr96.G19" chart:class="chart:bar">
            <chart:data-point chart:repeated="12"/>
          </chart:series>
          <chart:series chart:style-name="ch11" chart:values-cell-range-address="gr96.H20:gr96.S20" chart:label-cell-address="gr96.G20:gr96.G20" chart:class="chart:bar">
            <chart:data-point chart:repeated="12"/>
          </chart:series>
          <chart:series chart:style-name="ch12" chart:values-cell-range-address="gr96.H21:gr96.S21" chart:label-cell-address="gr96.G21:gr96.G21" chart:class="chart:bar">
            <chart:data-point chart:repeated="12"/>
          </chart:series>
          <chart:series chart:style-name="ch13" chart:values-cell-range-address="gr96.H22:gr96.S22" chart:label-cell-address="gr96.G22:gr96.G22" chart:class="chart:bar">
            <chart:data-point chart:repeated="12"/>
          </chart:series>
          <chart:series chart:style-name="ch14" chart:values-cell-range-address="gr96.H23:gr96.S23" chart:label-cell-address="gr96.G23:gr96.G23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0</text:p>
                <draw:g>
                  <svg:desc>gr96.H3:gr96.S3</svg:desc>
                </draw:g>
              </table:table-cell>
              <table:table-cell office:value-type="string">
                <text:p>n1</text:p>
              </table:table-cell>
              <table:table-cell office:value-type="string">
                <text:p>n2</text:p>
              </table:table-cell>
              <table:table-cell office:value-type="string">
                <text:p>n3</text:p>
              </table:table-cell>
              <table:table-cell office:value-type="string">
                <text:p>n4</text:p>
              </table:table-cell>
              <table:table-cell office:value-type="string">
                <text:p>n5</text:p>
              </table:table-cell>
              <table:table-cell office:value-type="string">
                <text:p>n6</text:p>
              </table:table-cell>
              <table:table-cell office:value-type="string">
                <text:p>n7</text:p>
              </table:table-cell>
              <table:table-cell office:value-type="string">
                <text:p>n8</text:p>
              </table:table-cell>
              <table:table-cell office:value-type="string">
                <text:p>n9</text:p>
              </table:table-cell>
              <table:table-cell office:value-type="string">
                <text:p>n10</text:p>
              </table:table-cell>
              <table:table-cell office:value-type="string">
                <text:p>n11</text:p>
              </table:table-cell>
            </table:table-row>
          </table:table-header-rows>
          <table:table-rows>
            <table:table-row>
              <table:table-cell office:value-type="string">
                <text:p>execução1</text:p>
                <draw:g>
                  <svg:desc>gr96.G4:gr96.G4</svg:desc>
                </draw:g>
              </table:table-cell>
              <table:table-cell office:value-type="float" office:value="9">
                <text:p>9</text:p>
                <draw:g>
                  <svg:desc>gr96.H4:gr96.S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2</text:p>
                <draw:g>
                  <svg:desc>gr96.G5:gr96.G5</svg:desc>
                </draw:g>
              </table:table-cell>
              <table:table-cell office:value-type="float" office:value="9">
                <text:p>9</text:p>
                <draw:g>
                  <svg:desc>gr96.H5:gr96.S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3</text:p>
                <draw:g>
                  <svg:desc>gr96.G6:gr96.G6</svg:desc>
                </draw:g>
              </table:table-cell>
              <table:table-cell office:value-type="float" office:value="17">
                <text:p>17</text:p>
                <draw:g>
                  <svg:desc>gr96.H6:gr96.S6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4</text:p>
                <draw:g>
                  <svg:desc>gr96.G7:gr96.G7</svg:desc>
                </draw:g>
              </table:table-cell>
              <table:table-cell office:value-type="float" office:value="9">
                <text:p>9</text:p>
                <draw:g>
                  <svg:desc>gr96.H7:gr96.S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5</text:p>
                <draw:g>
                  <svg:desc>gr96.G8:gr96.G8</svg:desc>
                </draw:g>
              </table:table-cell>
              <table:table-cell office:value-type="float" office:value="10">
                <text:p>10</text:p>
                <draw:g>
                  <svg:desc>gr96.H8:gr96.S8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6</text:p>
                <draw:g>
                  <svg:desc>gr96.G9:gr96.G9</svg:desc>
                </draw:g>
              </table:table-cell>
              <table:table-cell office:value-type="float" office:value="8">
                <text:p>8</text:p>
                <draw:g>
                  <svg:desc>gr96.H9:gr96.S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7</text:p>
                <draw:g>
                  <svg:desc>gr96.G10:gr96.G10</svg:desc>
                </draw:g>
              </table:table-cell>
              <table:table-cell office:value-type="float" office:value="11">
                <text:p>11</text:p>
                <draw:g>
                  <svg:desc>gr96.H10:gr96.S10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8</text:p>
                <draw:g>
                  <svg:desc>gr96.G11:gr96.G11</svg:desc>
                </draw:g>
              </table:table-cell>
              <table:table-cell office:value-type="float" office:value="18">
                <text:p>18</text:p>
                <draw:g>
                  <svg:desc>gr96.H11:gr96.S1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9</text:p>
                <draw:g>
                  <svg:desc>gr96.G12:gr96.G12</svg:desc>
                </draw:g>
              </table:table-cell>
              <table:table-cell office:value-type="float" office:value="7">
                <text:p>7</text:p>
                <draw:g>
                  <svg:desc>gr96.H12:gr96.S1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0</text:p>
                <draw:g>
                  <svg:desc>gr96.G13:gr96.G13</svg:desc>
                </draw:g>
              </table:table-cell>
              <table:table-cell office:value-type="float" office:value="12">
                <text:p>12</text:p>
                <draw:g>
                  <svg:desc>gr96.H13:gr96.S13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1</text:p>
                <draw:g>
                  <svg:desc>gr96.G14:gr96.G14</svg:desc>
                </draw:g>
              </table:table-cell>
              <table:table-cell office:value-type="float" office:value="12">
                <text:p>12</text:p>
                <draw:g>
                  <svg:desc>gr96.H14:gr96.S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2</text:p>
                <draw:g>
                  <svg:desc>gr96.G15:gr96.G15</svg:desc>
                </draw:g>
              </table:table-cell>
              <table:table-cell office:value-type="float" office:value="7">
                <text:p>7</text:p>
                <draw:g>
                  <svg:desc>gr96.H15:gr96.S1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ecução13</text:p>
                <draw:g>
                  <svg:desc>gr96.G16:gr96.G16</svg:desc>
                </draw:g>
              </table:table-cell>
              <table:table-cell office:value-type="float" office:value="14">
                <text:p>14</text:p>
                <draw:g>
                  <svg:desc>gr96.H16:gr96.S1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4</text:p>
                <draw:g>
                  <svg:desc>gr96.G17:gr96.G17</svg:desc>
                </draw:g>
              </table:table-cell>
              <table:table-cell office:value-type="float" office:value="7">
                <text:p>7</text:p>
                <draw:g>
                  <svg:desc>gr96.H17:gr96.S1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5</text:p>
                <draw:g>
                  <svg:desc>gr96.G18:gr96.G18</svg:desc>
                </draw:g>
              </table:table-cell>
              <table:table-cell office:value-type="float" office:value="9">
                <text:p>9</text:p>
                <draw:g>
                  <svg:desc>gr96.H18:gr96.S1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6</text:p>
                <draw:g>
                  <svg:desc>gr96.G19:gr96.G19</svg:desc>
                </draw:g>
              </table:table-cell>
              <table:table-cell office:value-type="float" office:value="7">
                <text:p>7</text:p>
                <draw:g>
                  <svg:desc>gr96.H19:gr96.S1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ecução17</text:p>
                <draw:g>
                  <svg:desc>gr96.G20:gr96.G20</svg:desc>
                </draw:g>
              </table:table-cell>
              <table:table-cell office:value-type="float" office:value="10">
                <text:p>10</text:p>
                <draw:g>
                  <svg:desc>gr96.H20:gr96.S20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8</text:p>
                <draw:g>
                  <svg:desc>gr96.G21:gr96.G21</svg:desc>
                </draw:g>
              </table:table-cell>
              <table:table-cell office:value-type="float" office:value="8">
                <text:p>8</text:p>
                <draw:g>
                  <svg:desc>gr96.H21:gr96.S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9</text:p>
                <draw:g>
                  <svg:desc>gr96.G22:gr96.G22</svg:desc>
                </draw:g>
              </table:table-cell>
              <table:table-cell office:value-type="float" office:value="13">
                <text:p>13</text:p>
                <draw:g>
                  <svg:desc>gr96.H22:gr96.S2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20</text:p>
                <draw:g>
                  <svg:desc>gr96.G23:gr96.G23</svg:desc>
                </draw:g>
              </table:table-cell>
              <table:table-cell office:value-type="float" office:value="7">
                <text:p>7</text:p>
                <draw:g>
                  <svg:desc>gr96.H23:gr96.S2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32cm" svg:height="7.015cm" xlink:href=".." xlink:type="simple" chart:class="chart:line" chart:style-name="ch1">
        <chart:legend chart:legend-position="end" svg:x="9.239cm" svg:y="2.959cm" style:legend-expansion="high" chart:style-name="ch2"/>
        <chart:plot-area chart:style-name="ch3" table:cell-range-address="'Tempo 2-opt x recursivo'.A2:'Tempo 2-opt x recursivo'.C5 'Tempo 2-opt x recursivo'.B1:'Tempo 2-opt x recursivo'.C1" chart:data-source-has-labels="both" svg:x="1.249cm" svg:y="0.14cm" svg:width="7.752cm" svg:height="5.754cm">
          <chartooo:coordinate-region svg:x="2.426cm" svg:y="0.34cm" svg:width="6.295cm" svg:height="4.907cm"/>
          <chart:axis chart:dimension="x" chart:name="primary-x" chart:style-name="ch4" chartooo:axis-type="auto">
            <chartooo:date-scale/>
            <chart:title svg:x="4.049cm" svg:y="6.034cm" chart:style-name="ch5">
              <text:p>Núm. cidades</text:p>
            </chart:title>
            <chart:categories table:cell-range-address="'Tempo 2-opt x recursivo'.A2:'Tempo 2-opt x recursivo'.A5"/>
          </chart:axis>
          <chart:axis chart:dimension="y" chart:name="primary-y" chart:style-name="ch4">
            <chart:title svg:x="0.451cm" svg:y="5.019cm" chart:style-name="ch6">
              <text:p>Tempo médio de execução</text:p>
            </chart:title>
            <chart:grid chart:style-name="ch7" chart:class="major"/>
          </chart:axis>
          <chart:series chart:style-name="ch8" chart:values-cell-range-address="'Tempo 2-opt x recursivo'.B2:'Tempo 2-opt x recursivo'.B5" chart:label-cell-address="'Tempo 2-opt x recursivo'.B1:'Tempo 2-opt x recursivo'.B1" chart:class="chart:line">
            <chart:data-point chart:repeated="4"/>
          </chart:series>
          <chart:series chart:style-name="ch9" chart:values-cell-range-address="'Tempo 2-opt x recursivo'.C2:'Tempo 2-opt x recursivo'.C5" chart:label-cell-address="'Tempo 2-opt x recursivo'.C1:'Tempo 2-opt x recursivo'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opt</text:p>
                <draw:g>
                  <svg:desc>'Tempo 2-opt x recursivo'.B1:'Tempo 2-opt x recursivo'.B1</svg:desc>
                </draw:g>
              </table:table-cell>
              <table:table-cell office:value-type="string">
                <text:p>recursivo</text:p>
                <draw:g>
                  <svg:desc>'Tempo 2-opt x recursivo'.C1:'Tempo 2-opt x recursivo'.C1</svg:desc>
                </draw:g>
              </table:table-cell>
            </table:table-row>
          </table:table-header-rows>
          <table:table-rows>
            <table:table-row>
              <table:table-cell office:value-type="float" office:value="51">
                <text:p>50</text:p>
                <draw:g>
                  <svg:desc>'Tempo 2-opt x recursivo'.A2:'Tempo 2-opt x recursivo'.A5</svg:desc>
                </draw:g>
              </table:table-cell>
              <table:table-cell office:value-type="float" office:value="21">
                <text:p>21</text:p>
                <draw:g>
                  <svg:desc>'Tempo 2-opt x recursivo'.B2:'Tempo 2-opt x recursivo'.B5</svg:desc>
                </draw:g>
              </table:table-cell>
              <table:table-cell office:value-type="float" office:value="34.6">
                <text:p>34.6</text:p>
                <draw:g>
                  <svg:desc>'Tempo 2-opt x recursivo'.C2:'Tempo 2-opt x recursivo'.C5</svg:desc>
                </draw:g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92.55">
                <text:p>492.55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20000">
                <text:p>20000</text:p>
              </table:table-cell>
              <table:table-cell office:value-type="float" office:value="942.65">
                <text:p>942.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21cm" svg:height="7.042cm" xlink:href=".." xlink:type="simple" chart:class="chart:line" chart:style-name="ch1">
        <chart:legend chart:legend-position="end" svg:x="9.628cm" svg:y="2.973cm" style:legend-expansion="high" chart:style-name="ch2"/>
        <chart:plot-area chart:style-name="ch3" table:cell-range-address="'Tempo 2-opt x recursivo'.A2:'Tempo 2-opt x recursivo'.C6 'Tempo 2-opt x recursivo'.B1:'Tempo 2-opt x recursivo'.C1" chart:data-source-has-labels="both" svg:x="1.257cm" svg:y="0.14cm" svg:width="8.125cm" svg:height="5.781cm">
          <chartooo:coordinate-region svg:x="2.619cm" svg:y="0.34cm" svg:width="6.391cm" svg:height="4.934cm"/>
          <chart:axis chart:dimension="x" chart:name="primary-x" chart:style-name="ch4" chartooo:axis-type="auto">
            <chartooo:date-scale/>
            <chart:title svg:x="4.243cm" svg:y="6.061cm" chart:style-name="ch5">
              <text:p>Núm. cidades</text:p>
            </chart:title>
            <chart:categories table:cell-range-address="'Tempo 2-opt x recursivo'.A2:'Tempo 2-opt x recursivo'.A6"/>
          </chart:axis>
          <chart:axis chart:dimension="y" chart:name="primary-y" chart:style-name="ch4">
            <chart:title svg:x="0.451cm" svg:y="5.032cm" chart:style-name="ch6">
              <text:p>Tempo médio de execução</text:p>
            </chart:title>
            <chart:grid chart:style-name="ch7" chart:class="major"/>
          </chart:axis>
          <chart:series chart:style-name="ch8" chart:values-cell-range-address="'Tempo 2-opt x recursivo'.B2:'Tempo 2-opt x recursivo'.B6" chart:label-cell-address="'Tempo 2-opt x recursivo'.B1:'Tempo 2-opt x recursivo'.B1" chart:class="chart:line">
            <chart:data-point chart:repeated="5"/>
          </chart:series>
          <chart:series chart:style-name="ch9" chart:values-cell-range-address="'Tempo 2-opt x recursivo'.C2:'Tempo 2-opt x recursivo'.C6" chart:label-cell-address="'Tempo 2-opt x recursivo'.C1:'Tempo 2-opt x recursivo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opt</text:p>
                <draw:g>
                  <svg:desc>'Tempo 2-opt x recursivo'.B1:'Tempo 2-opt x recursivo'.B1</svg:desc>
                </draw:g>
              </table:table-cell>
              <table:table-cell office:value-type="string">
                <text:p>recursivo</text:p>
                <draw:g>
                  <svg:desc>'Tempo 2-opt x recursivo'.C1:'Tempo 2-opt x recursivo'.C1</svg:desc>
                </draw:g>
              </table:table-cell>
            </table:table-row>
          </table:table-header-rows>
          <table:table-rows>
            <table:table-row>
              <table:table-cell office:value-type="float" office:value="51">
                <text:p>50</text:p>
                <draw:g>
                  <svg:desc>'Tempo 2-opt x recursivo'.A2:'Tempo 2-opt x recursivo'.A6</svg:desc>
                </draw:g>
              </table:table-cell>
              <table:table-cell office:value-type="float" office:value="21">
                <text:p>21</text:p>
                <draw:g>
                  <svg:desc>'Tempo 2-opt x recursivo'.B2:'Tempo 2-opt x recursivo'.B6</svg:desc>
                </draw:g>
              </table:table-cell>
              <table:table-cell office:value-type="float" office:value="34.6">
                <text:p>34.6</text:p>
                <draw:g>
                  <svg:desc>'Tempo 2-opt x recursivo'.C2:'Tempo 2-opt x recursivo'.C6</svg:desc>
                </draw:g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92.55">
                <text:p>492.55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20000">
                <text:p>20000</text:p>
              </table:table-cell>
              <table:table-cell office:value-type="float" office:value="942.65">
                <text:p>942.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0000">
                <text:p>180000</text:p>
              </table:table-cell>
              <table:table-cell office:value-type="float" office:value="1480">
                <text:p>14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32cm" svg:height="6.934cm" xlink:href=".." xlink:type="simple" chart:class="chart:line" chart:style-name="ch1">
        <chart:legend chart:legend-position="end" svg:x="9.739cm" svg:y="2.919cm" style:legend-expansion="high" chart:style-name="ch2"/>
        <chart:plot-area chart:style-name="ch3" table:cell-range-address="'Tempo 2-opt x recursivo'.A2:'Tempo 2-opt x recursivo'.C4 'Tempo 2-opt x recursivo'.B1:'Tempo 2-opt x recursivo'.C1" chart:data-source-has-labels="both" svg:x="1.259cm" svg:y="0.138cm" svg:width="8.232cm" svg:height="5.677cm">
          <chartooo:coordinate-region svg:x="2.066cm" svg:y="0.338cm" svg:width="7.145cm" svg:height="4.83cm"/>
          <chart:axis chart:dimension="x" chart:name="primary-x" chart:style-name="ch4" chartooo:axis-type="auto">
            <chartooo:date-scale/>
            <chart:title svg:x="4.299cm" svg:y="5.953cm" chart:style-name="ch5">
              <text:p>Núm. cidades</text:p>
            </chart:title>
            <chart:categories table:cell-range-address="'Tempo 2-opt x recursivo'.A2:'Tempo 2-opt x recursivo'.A4"/>
          </chart:axis>
          <chart:axis chart:dimension="y" chart:name="primary-y" chart:style-name="ch4">
            <chart:title svg:x="0.451cm" svg:y="4.978cm" chart:style-name="ch6">
              <text:p>Tempo médio de execução</text:p>
            </chart:title>
            <chart:grid chart:style-name="ch7" chart:class="major"/>
          </chart:axis>
          <chart:series chart:style-name="ch8" chart:values-cell-range-address="'Tempo 2-opt x recursivo'.B2:'Tempo 2-opt x recursivo'.B4" chart:label-cell-address="'Tempo 2-opt x recursivo'.B1:'Tempo 2-opt x recursivo'.B1" chart:class="chart:line">
            <chart:data-point chart:repeated="3"/>
          </chart:series>
          <chart:series chart:style-name="ch9" chart:values-cell-range-address="'Tempo 2-opt x recursivo'.C2:'Tempo 2-opt x recursivo'.C4" chart:label-cell-address="'Tempo 2-opt x recursivo'.C1:'Tempo 2-opt x recursivo'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opt</text:p>
                <draw:g>
                  <svg:desc>'Tempo 2-opt x recursivo'.B1:'Tempo 2-opt x recursivo'.B1</svg:desc>
                </draw:g>
              </table:table-cell>
              <table:table-cell office:value-type="string">
                <text:p>recursivo</text:p>
                <draw:g>
                  <svg:desc>'Tempo 2-opt x recursivo'.C1:'Tempo 2-opt x recursivo'.C1</svg:desc>
                </draw:g>
              </table:table-cell>
            </table:table-row>
          </table:table-header-rows>
          <table:table-rows>
            <table:table-row>
              <table:table-cell office:value-type="float" office:value="51">
                <text:p>50</text:p>
                <draw:g>
                  <svg:desc>'Tempo 2-opt x recursivo'.A2:'Tempo 2-opt x recursivo'.A4</svg:desc>
                </draw:g>
              </table:table-cell>
              <table:table-cell office:value-type="float" office:value="21">
                <text:p>21</text:p>
                <draw:g>
                  <svg:desc>'Tempo 2-opt x recursivo'.B2:'Tempo 2-opt x recursivo'.B4</svg:desc>
                </draw:g>
              </table:table-cell>
              <table:table-cell office:value-type="float" office:value="34.6">
                <text:p>34.6</text:p>
                <draw:g>
                  <svg:desc>'Tempo 2-opt x recursivo'.C2:'Tempo 2-opt x recursivo'.C4</svg:desc>
                </draw:g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92.55">
                <text:p>492.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222cm" svg:height="6.093cm" xlink:href=".." xlink:type="simple" chart:class="chart:bar" chart:style-name="ch1">
        <chart:legend chart:legend-position="end" svg:x="10.217cm" svg:y="0.506cm" style:legend-expansion="high" chart:style-name="ch2"/>
        <chart:plot-area chart:style-name="ch3" table:cell-range-address="eil51.H3:eil51.Q23 eil51.G4:eil51.G23" chart:data-source-has-labels="both" svg:x="0.304cm" svg:y="0.121cm" svg:width="9.61cm" svg:height="5.851cm">
          <chartooo:coordinate-region svg:x="0.925cm" svg:y="0.321cm" svg:width="8.989cm" svg:height="5.004cm"/>
          <chart:axis chart:dimension="x" chart:name="primary-x" chart:style-name="ch4" chartooo:axis-type="auto">
            <chartooo:date-scale/>
            <chart:categories table:cell-range-address="eil51.H3:eil51.Q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il51.H4:eil51.Q4" chart:label-cell-address="eil51.G4:eil51.G4" chart:class="chart:bar">
            <chart:data-point chart:repeated="10"/>
          </chart:series>
          <chart:series chart:style-name="ch8" chart:values-cell-range-address="eil51.H5:eil51.Q5" chart:label-cell-address="eil51.G5:eil51.G5" chart:class="chart:bar">
            <chart:data-point chart:repeated="10"/>
          </chart:series>
          <chart:series chart:style-name="ch9" chart:values-cell-range-address="eil51.H6:eil51.Q6" chart:label-cell-address="eil51.G6:eil51.G6" chart:class="chart:bar">
            <chart:data-point chart:repeated="10"/>
          </chart:series>
          <chart:series chart:style-name="ch10" chart:values-cell-range-address="eil51.H7:eil51.Q7" chart:label-cell-address="eil51.G7:eil51.G7" chart:class="chart:bar">
            <chart:data-point chart:repeated="10"/>
          </chart:series>
          <chart:series chart:style-name="ch11" chart:values-cell-range-address="eil51.H8:eil51.Q8" chart:label-cell-address="eil51.G8:eil51.G8" chart:class="chart:bar">
            <chart:data-point chart:repeated="10"/>
          </chart:series>
          <chart:series chart:style-name="ch12" chart:values-cell-range-address="eil51.H9:eil51.Q9" chart:label-cell-address="eil51.G9:eil51.G9" chart:class="chart:bar">
            <chart:data-point chart:repeated="10"/>
          </chart:series>
          <chart:series chart:style-name="ch13" chart:values-cell-range-address="eil51.H10:eil51.Q10" chart:label-cell-address="eil51.G10:eil51.G10" chart:class="chart:bar">
            <chart:data-point chart:repeated="10"/>
          </chart:series>
          <chart:series chart:style-name="ch14" chart:values-cell-range-address="eil51.H11:eil51.Q11" chart:label-cell-address="eil51.G11:eil51.G11" chart:class="chart:bar">
            <chart:data-point chart:repeated="10"/>
          </chart:series>
          <chart:series chart:style-name="ch15" chart:values-cell-range-address="eil51.H12:eil51.Q12" chart:label-cell-address="eil51.G12:eil51.G12" chart:class="chart:bar">
            <chart:data-point chart:repeated="10"/>
          </chart:series>
          <chart:series chart:style-name="ch16" chart:values-cell-range-address="eil51.H13:eil51.Q13" chart:label-cell-address="eil51.G13:eil51.G13" chart:class="chart:bar">
            <chart:data-point chart:repeated="10"/>
          </chart:series>
          <chart:series chart:style-name="ch17" chart:values-cell-range-address="eil51.H14:eil51.Q14" chart:label-cell-address="eil51.G14:eil51.G14" chart:class="chart:bar">
            <chart:data-point chart:repeated="10"/>
          </chart:series>
          <chart:series chart:style-name="ch18" chart:values-cell-range-address="eil51.H15:eil51.Q15" chart:label-cell-address="eil51.G15:eil51.G15" chart:class="chart:bar">
            <chart:data-point chart:repeated="10"/>
          </chart:series>
          <chart:series chart:style-name="ch7" chart:values-cell-range-address="eil51.H16:eil51.Q16" chart:label-cell-address="eil51.G16:eil51.G16" chart:class="chart:bar">
            <chart:data-point chart:repeated="10"/>
          </chart:series>
          <chart:series chart:style-name="ch8" chart:values-cell-range-address="eil51.H17:eil51.Q17" chart:label-cell-address="eil51.G17:eil51.G17" chart:class="chart:bar">
            <chart:data-point chart:repeated="10"/>
          </chart:series>
          <chart:series chart:style-name="ch9" chart:values-cell-range-address="eil51.H18:eil51.Q18" chart:label-cell-address="eil51.G18:eil51.G18" chart:class="chart:bar">
            <chart:data-point chart:repeated="10"/>
          </chart:series>
          <chart:series chart:style-name="ch10" chart:values-cell-range-address="eil51.H19:eil51.Q19" chart:label-cell-address="eil51.G19:eil51.G19" chart:class="chart:bar">
            <chart:data-point chart:repeated="10"/>
          </chart:series>
          <chart:series chart:style-name="ch11" chart:values-cell-range-address="eil51.H20:eil51.Q20" chart:label-cell-address="eil51.G20:eil51.G20" chart:class="chart:bar">
            <chart:data-point chart:repeated="10"/>
          </chart:series>
          <chart:series chart:style-name="ch12" chart:values-cell-range-address="eil51.H21:eil51.Q21" chart:label-cell-address="eil51.G21:eil51.G21" chart:class="chart:bar">
            <chart:data-point chart:repeated="10"/>
          </chart:series>
          <chart:series chart:style-name="ch13" chart:values-cell-range-address="eil51.H22:eil51.Q22" chart:label-cell-address="eil51.G22:eil51.G22" chart:class="chart:bar">
            <chart:data-point chart:repeated="10"/>
          </chart:series>
          <chart:series chart:style-name="ch14" chart:values-cell-range-address="eil51.H23:eil51.Q23" chart:label-cell-address="eil51.G23:eil51.G23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0</text:p>
                <draw:g>
                  <svg:desc>eil51.H3:eil51.Q3</svg:desc>
                </draw:g>
              </table:table-cell>
              <table:table-cell office:value-type="string">
                <text:p>n1</text:p>
              </table:table-cell>
              <table:table-cell office:value-type="string">
                <text:p>n2</text:p>
              </table:table-cell>
              <table:table-cell office:value-type="string">
                <text:p>n3</text:p>
              </table:table-cell>
              <table:table-cell office:value-type="string">
                <text:p>n4</text:p>
              </table:table-cell>
              <table:table-cell office:value-type="string">
                <text:p>n5</text:p>
              </table:table-cell>
              <table:table-cell office:value-type="string">
                <text:p>n6</text:p>
              </table:table-cell>
              <table:table-cell office:value-type="string">
                <text:p>n7</text:p>
              </table:table-cell>
              <table:table-cell office:value-type="string">
                <text:p>n8</text:p>
              </table:table-cell>
              <table:table-cell office:value-type="string">
                <text:p>n9</text:p>
              </table:table-cell>
            </table:table-row>
          </table:table-header-rows>
          <table:table-rows>
            <table:table-row>
              <table:table-cell office:value-type="string">
                <text:p>execução1</text:p>
                <draw:g>
                  <svg:desc>eil51.G4:eil51.G4</svg:desc>
                </draw:g>
              </table:table-cell>
              <table:table-cell office:value-type="float" office:value="11">
                <text:p>11</text:p>
                <draw:g>
                  <svg:desc>eil51.H4:eil51.Q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2</text:p>
                <draw:g>
                  <svg:desc>eil51.G5:eil51.G5</svg:desc>
                </draw:g>
              </table:table-cell>
              <table:table-cell office:value-type="float" office:value="9">
                <text:p>9</text:p>
                <draw:g>
                  <svg:desc>eil51.H5:eil51.Q5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3</text:p>
                <draw:g>
                  <svg:desc>eil51.G6:eil51.G6</svg:desc>
                </draw:g>
              </table:table-cell>
              <table:table-cell office:value-type="float" office:value="11">
                <text:p>11</text:p>
                <draw:g>
                  <svg:desc>eil51.H6:eil51.Q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4</text:p>
                <draw:g>
                  <svg:desc>eil51.G7:eil51.G7</svg:desc>
                </draw:g>
              </table:table-cell>
              <table:table-cell office:value-type="float" office:value="13">
                <text:p>13</text:p>
                <draw:g>
                  <svg:desc>eil51.H7:eil51.Q7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5</text:p>
                <draw:g>
                  <svg:desc>eil51.G8:eil51.G8</svg:desc>
                </draw:g>
              </table:table-cell>
              <table:table-cell office:value-type="float" office:value="9">
                <text:p>9</text:p>
                <draw:g>
                  <svg:desc>eil51.H8:eil51.Q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6</text:p>
                <draw:g>
                  <svg:desc>eil51.G9:eil51.G9</svg:desc>
                </draw:g>
              </table:table-cell>
              <table:table-cell office:value-type="float" office:value="11">
                <text:p>11</text:p>
                <draw:g>
                  <svg:desc>eil51.H9:eil51.Q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7</text:p>
                <draw:g>
                  <svg:desc>eil51.G10:eil51.G10</svg:desc>
                </draw:g>
              </table:table-cell>
              <table:table-cell office:value-type="float" office:value="12">
                <text:p>12</text:p>
                <draw:g>
                  <svg:desc>eil51.H10:eil51.Q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8</text:p>
                <draw:g>
                  <svg:desc>eil51.G11:eil51.G11</svg:desc>
                </draw:g>
              </table:table-cell>
              <table:table-cell office:value-type="float" office:value="7">
                <text:p>7</text:p>
                <draw:g>
                  <svg:desc>eil51.H11:eil51.Q1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9</text:p>
                <draw:g>
                  <svg:desc>eil51.G12:eil51.G12</svg:desc>
                </draw:g>
              </table:table-cell>
              <table:table-cell office:value-type="float" office:value="14">
                <text:p>14</text:p>
                <draw:g>
                  <svg:desc>eil51.H12:eil51.Q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0</text:p>
                <draw:g>
                  <svg:desc>eil51.G13:eil51.G13</svg:desc>
                </draw:g>
              </table:table-cell>
              <table:table-cell office:value-type="float" office:value="13">
                <text:p>13</text:p>
                <draw:g>
                  <svg:desc>eil51.H13:eil51.Q1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1</text:p>
                <draw:g>
                  <svg:desc>eil51.G14:eil51.G14</svg:desc>
                </draw:g>
              </table:table-cell>
              <table:table-cell office:value-type="float" office:value="12">
                <text:p>12</text:p>
                <draw:g>
                  <svg:desc>eil51.H14:eil51.Q1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2</text:p>
                <draw:g>
                  <svg:desc>eil51.G15:eil51.G15</svg:desc>
                </draw:g>
              </table:table-cell>
              <table:table-cell office:value-type="float" office:value="7">
                <text:p>7</text:p>
                <draw:g>
                  <svg:desc>eil51.H15:eil51.Q1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3</text:p>
                <draw:g>
                  <svg:desc>eil51.G16:eil51.G16</svg:desc>
                </draw:g>
              </table:table-cell>
              <table:table-cell office:value-type="float" office:value="7">
                <text:p>7</text:p>
                <draw:g>
                  <svg:desc>eil51.H16:eil51.Q1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4</text:p>
                <draw:g>
                  <svg:desc>eil51.G17:eil51.G17</svg:desc>
                </draw:g>
              </table:table-cell>
              <table:table-cell office:value-type="float" office:value="10">
                <text:p>10</text:p>
                <draw:g>
                  <svg:desc>eil51.H17:eil51.Q17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5</text:p>
                <draw:g>
                  <svg:desc>eil51.G18:eil51.G18</svg:desc>
                </draw:g>
              </table:table-cell>
              <table:table-cell office:value-type="float" office:value="11">
                <text:p>11</text:p>
                <draw:g>
                  <svg:desc>eil51.H18:eil51.Q18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6</text:p>
                <draw:g>
                  <svg:desc>eil51.G19:eil51.G19</svg:desc>
                </draw:g>
              </table:table-cell>
              <table:table-cell office:value-type="float" office:value="8">
                <text:p>8</text:p>
                <draw:g>
                  <svg:desc>eil51.H19:eil51.Q1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7</text:p>
                <draw:g>
                  <svg:desc>eil51.G20:eil51.G20</svg:desc>
                </draw:g>
              </table:table-cell>
              <table:table-cell office:value-type="float" office:value="10">
                <text:p>10</text:p>
                <draw:g>
                  <svg:desc>eil51.H20:eil51.Q2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ecução18</text:p>
                <draw:g>
                  <svg:desc>eil51.G21:eil51.G21</svg:desc>
                </draw:g>
              </table:table-cell>
              <table:table-cell office:value-type="float" office:value="7">
                <text:p>7</text:p>
                <draw:g>
                  <svg:desc>eil51.H21:eil51.Q2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19</text:p>
                <draw:g>
                  <svg:desc>eil51.G22:eil51.G22</svg:desc>
                </draw:g>
              </table:table-cell>
              <table:table-cell office:value-type="float" office:value="11">
                <text:p>11</text:p>
                <draw:g>
                  <svg:desc>eil51.H22:eil51.Q2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ecução20</text:p>
                <draw:g>
                  <svg:desc>eil51.G23:eil51.G23</svg:desc>
                </draw:g>
              </table:table-cell>
              <table:table-cell office:value-type="float" office:value="7">
                <text:p>7</text:p>
                <draw:g>
                  <svg:desc>eil51.H23:eil51.Q2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03cm" svg:height="5.916cm" xlink:href=".." xlink:type="simple" chart:class="chart:line" chart:style-name="ch1">
        <chart:legend chart:legend-position="end" svg:x="13.326cm" svg:y="2.41cm" style:legend-expansion="high" chart:style-name="ch2"/>
        <chart:plot-area chart:style-name="ch3" table:cell-range-address="eil51.B3:eil51.C23" chart:data-source-has-labels="row" svg:x="1.325cm" svg:y="0.118cm" svg:width="11.688cm" svg:height="4.699cm">
          <chartooo:coordinate-region svg:x="2.132cm" svg:y="0.318cm" svg:width="10.695cm" svg:height="3.853cm"/>
          <chart:axis chart:dimension="x" chart:name="primary-x" chart:style-name="ch4">
            <chart:title svg:x="6.411cm" svg:y="4.935cm" chart:style-name="ch5">
              <text:p>exeuções</text:p>
            </chart:title>
          </chart:axis>
          <chart:axis chart:dimension="y" chart:name="primary-y" chart:style-name="ch6">
            <chart:title svg:x="0.451cm" svg:y="3.014cm" chart:style-name="ch7">
              <text:p>fitness</text:p>
            </chart:title>
            <chart:grid chart:style-name="ch8" chart:class="major"/>
          </chart:axis>
          <chart:series chart:style-name="ch9" chart:values-cell-range-address="eil51.B4:eil51.B23" chart:label-cell-address="eil51.B3:eil51.B3" chart:class="chart:line">
            <chart:data-point chart:repeated="20"/>
          </chart:series>
          <chart:series chart:style-name="ch10" chart:values-cell-range-address="eil51.C4:eil51.C23" chart:label-cell-address="eil51.C3:eil51.C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</text:p>
                <draw:g>
                  <svg:desc>eil51.B3:eil51.B3</svg:desc>
                </draw:g>
              </table:table-cell>
              <table:table-cell office:value-type="string">
                <text:p>ótimo</text:p>
                <draw:g>
                  <svg:desc>eil51.C3:eil5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.230314">
                <text:p>438.230314</text:p>
                <draw:g>
                  <svg:desc>eil51.B4:eil51.B23</svg:desc>
                </draw:g>
              </table:table-cell>
              <table:table-cell office:value-type="float" office:value="426">
                <text:p>426</text:p>
                <draw:g>
                  <svg:desc>eil51.C4:eil5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.915986">
                <text:p>431.91598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6.53655">
                <text:p>436.5365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.162168">
                <text:p>432.16216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1.170522">
                <text:p>431.17052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.734561">
                <text:p>437.73456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1.915986">
                <text:p>431.91598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186086">
                <text:p>435.18608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.981647">
                <text:p>428.98164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7.577151">
                <text:p>437.57715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.981647">
                <text:p>428.98164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6.08933">
                <text:p>436.0893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8.871757">
                <text:p>428.87175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8.981647">
                <text:p>428.98164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1.915986">
                <text:p>431.91598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.162168">
                <text:p>432.16216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.981647">
                <text:p>428.98164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6.402154">
                <text:p>436.40215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.789117">
                <text:p>436.78911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.915986">
                <text:p>431.915986</text:p>
              </table:table-cell>
              <table:table-cell office:value-type="float" office:value="426">
                <text:p>4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9cm" svg:height="5.723cm" xlink:href=".." xlink:type="simple" chart:class="chart:line" chart:style-name="ch1">
        <chart:legend chart:legend-position="end" svg:x="13.514cm" svg:y="2.313cm" style:legend-expansion="high" chart:style-name="ch2"/>
        <chart:plot-area chart:style-name="ch3" table:cell-range-address="gr96.B3:gr96.C23" chart:data-source-has-labels="row" svg:x="1.328cm" svg:y="0.114cm" svg:width="11.869cm" svg:height="4.514cm">
          <chartooo:coordinate-region svg:x="2.505cm" svg:y="0.313cm" svg:width="10.506cm" svg:height="3.668cm"/>
          <chart:axis chart:dimension="x" chart:name="primary-x" chart:style-name="ch4">
            <chart:title svg:x="6.424cm" svg:y="4.742cm" chart:style-name="ch5">
              <text:p>execuções</text:p>
            </chart:title>
          </chart:axis>
          <chart:axis chart:dimension="y" chart:name="primary-y" chart:style-name="ch6">
            <chart:title svg:x="0.451cm" svg:y="2.918cm" chart:style-name="ch7">
              <text:p>fitness</text:p>
            </chart:title>
            <chart:grid chart:style-name="ch8" chart:class="major"/>
          </chart:axis>
          <chart:series chart:style-name="ch9" chart:values-cell-range-address="gr96.B4:gr96.B23" chart:label-cell-address="gr96.B3:gr96.B3" chart:class="chart:line">
            <chart:data-point chart:repeated="20"/>
          </chart:series>
          <chart:series chart:style-name="ch10" chart:values-cell-range-address="gr96.C4:gr96.C23" chart:label-cell-address="gr96.C3:gr96.C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</text:p>
                <draw:g>
                  <svg:desc>gr96.B3:gr96.B3</svg:desc>
                </draw:g>
              </table:table-cell>
              <table:table-cell office:value-type="string">
                <text:p>ótimo</text:p>
                <draw:g>
                  <svg:desc>gr96.C3:gr96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394">
                <text:p>55394</text:p>
                <draw:g>
                  <svg:desc>gr96.B4:gr96.B23</svg:desc>
                </draw:g>
              </table:table-cell>
              <table:table-cell office:value-type="float" office:value="55209">
                <text:p>55209</text:p>
                <draw:g>
                  <svg:desc>gr96.C4:gr96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434">
                <text:p>5543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515">
                <text:p>55515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434">
                <text:p>5543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394">
                <text:p>5539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040">
                <text:p>56040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403">
                <text:p>55403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312">
                <text:p>55312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36">
                <text:p>55636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560">
                <text:p>55560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561">
                <text:p>55561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434">
                <text:p>5543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559">
                <text:p>55559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533">
                <text:p>55533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560">
                <text:p>55560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559">
                <text:p>55559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957">
                <text:p>55957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523">
                <text:p>55523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523">
                <text:p>55523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781">
                <text:p>55781</text:p>
              </table:table-cell>
              <table:table-cell office:value-type="float" office:value="55209">
                <text:p>552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3cm" svg:height="5.981cm" xlink:href=".." xlink:type="simple" chart:class="chart:line" chart:style-name="ch1">
        <chart:legend chart:legend-position="end" svg:x="11.566cm" svg:y="2.442cm" style:legend-expansion="high" chart:style-name="ch2"/>
        <chart:plot-area chart:style-name="ch3" table:cell-range-address="eil101.B3:eil101.C23" chart:data-source-has-labels="row" svg:x="1.289cm" svg:y="0.119cm" svg:width="10cm" svg:height="4.762cm">
          <chartooo:coordinate-region svg:x="2.096cm" svg:y="0.318cm" svg:width="9.007cm" svg:height="3.916cm"/>
          <chart:axis chart:dimension="x" chart:name="primary-x" chart:style-name="ch4">
            <chart:title svg:x="5.451cm" svg:y="5cm" chart:style-name="ch5">
              <text:p>execuções</text:p>
            </chart:title>
          </chart:axis>
          <chart:axis chart:dimension="y" chart:name="primary-y" chart:style-name="ch6">
            <chart:title svg:x="0.451cm" svg:y="3.047cm" chart:style-name="ch7">
              <text:p>fitness</text:p>
            </chart:title>
            <chart:grid chart:style-name="ch8" chart:class="major"/>
          </chart:axis>
          <chart:series chart:style-name="ch9" chart:values-cell-range-address="eil101.B4:eil101.B23" chart:label-cell-address="eil101.B3:eil101.B3" chart:class="chart:line">
            <chart:data-point chart:repeated="20"/>
          </chart:series>
          <chart:series chart:style-name="ch10" chart:values-cell-range-address="eil101.C4:eil101.C23" chart:label-cell-address="eil101.C3:eil101.C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</text:p>
                <draw:g>
                  <svg:desc>eil101.B3:eil101.B3</svg:desc>
                </draw:g>
              </table:table-cell>
              <table:table-cell office:value-type="string">
                <text:p>ótimo</text:p>
                <draw:g>
                  <svg:desc>eil101.C3:eil10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3.266866">
                <text:p>663.266866</text:p>
                <draw:g>
                  <svg:desc>eil101.B4:eil101.B23</svg:desc>
                </draw:g>
              </table:table-cell>
              <table:table-cell office:value-type="float" office:value="629">
                <text:p>629</text:p>
                <draw:g>
                  <svg:desc>eil101.C4:eil10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4.554257">
                <text:p>644.55425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7.272981">
                <text:p>657.27298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6.153426">
                <text:p>656.15342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7.272981">
                <text:p>657.27298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3.637613">
                <text:p>653.63761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0.657201">
                <text:p>660.65720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.552408">
                <text:p>655.55240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8.461918">
                <text:p>658.46191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7.873999">
                <text:p>657.87399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.552408">
                <text:p>655.55240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7.873999">
                <text:p>657.87399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6.033515">
                <text:p>656.03351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892877">
                <text:p>656.89287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6.153426">
                <text:p>656.15342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7.873999">
                <text:p>657.87399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.841733">
                <text:p>651.84173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.033515">
                <text:p>656.03351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1.841733">
                <text:p>651.84173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7.272981">
                <text:p>657.272981</text:p>
              </table:table-cell>
              <table:table-cell office:value-type="float" office:value="629">
                <text:p>6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